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54cm" draw:fill="solid" draw:fill-color="#e6ff00"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23ff2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fill="solid" draw:fill-color="#23ff23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2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254cm" draw:fill="none" draw:fill-color="#e6ff00" draw:textarea-horizontal-align="center" draw:textarea-vertical-align="middle"/>
    </style:style>
    <style:style style:name="gr11" style:family="graphic" style:parent-style-name="standard">
      <style:graphic-properties draw:fill="solid" draw:fill-color="#808080" draw:textarea-horizontal-align="center" draw:textarea-vertical-align="middle"/>
    </style:style>
    <style:style style:name="gr12" style:family="graphic" style:parent-style-name="standard">
      <style:graphic-properties svg:stroke-color="#808080" draw:marker-end="Arrow" draw:marker-end-width="0.254cm" draw:fill="solid" draw:fill-color="#e6ff00" draw:textarea-horizontal-align="center" draw:textarea-vertical-align="middle"/>
    </style:style>
    <style:style style:name="gr13" style:family="graphic" style:parent-style-name="standard">
      <style:graphic-properties svg:stroke-width="0.152cm" svg:stroke-color="#800000" draw:marker-start-width="0.427cm" draw:marker-end-width="0.427cm" draw:fill="solid" draw:fill-color="#800000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800000" draw:marker-start-width="0.427cm" draw:marker-end-width="0.427cm" draw:fill="solid" draw:fill-color="#808080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fo:font-family="Times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  <style:text-properties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family="Times" style:font-family-generic="roman" style:font-pitch="variable" fo:font-size="10pt" style:font-family-asian="Times" style:font-family-generic-asian="roman" style:font-pitch-asian="variable" style:font-size-asian="10pt" style:font-family-complex="Times" style:font-family-generic-complex="roman" style:font-pitch-complex="variable" style:font-size-complex="5.69999980926514pt"/>
    </style:style>
    <style:style style:name="P5" style:family="paragraph">
      <style:text-properties fo:font-family="Times" style:font-family-generic="roman" style:font-pitch="variable" fo:font-size="10pt" style:font-size-asian="10pt" style:font-size-complex="10pt"/>
    </style:style>
    <style:style style:name="P6" style:family="paragraph">
      <style:paragraph-properties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7.40000009536743pt"/>
    </style:style>
    <style:style style:name="P7" style:family="paragraph">
      <style:paragraph-properties style:text-autospace="none"/>
      <style:text-properties fo:font-family="Courier" style:font-family-generic="modern" style:font-pitch="fixed" fo:font-size="13pt" fo:font-weight="normal" style:font-family-asian="Courier" style:font-family-generic-asian="modern" style:font-pitch-asian="fixed" style:font-size-asian="13pt" style:font-weight-asian="normal" style:font-family-complex="Courier" style:font-family-generic-complex="modern" style:font-pitch-complex="fixed" style:font-size-complex="7.40000009536743pt" style:font-weight-complex="normal"/>
    </style:style>
    <style:style style:name="P8" style:family="paragraph">
      <style:paragraph-properties fo:text-align="center" style:text-autospace="none"/>
      <style:text-properties fo:font-family="Times" style:font-family-generic="roman" style:font-pitch="variable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P9" style:family="paragraph">
      <style:paragraph-properties fo:text-align="center" style:text-autospace="none"/>
      <style:text-properties fo:font-family="Times" style:font-family-generic="roman" style:font-pitch="variable" fo:font-size="10pt" fo:font-weight="normal" style:font-family-asian="Courier" style:font-family-generic-asian="modern" style:font-pitch-asian="fixed" style:font-size-asian="10pt" style:font-weight-asian="normal" style:font-family-complex="Courier" style:font-family-generic-complex="modern" style:font-pitch-complex="fixed" style:font-size-complex="10pt" style:font-weight-complex="normal"/>
    </style:style>
    <style:style style:name="P10" style:family="paragraph">
      <style:paragraph-properties fo:text-align="center"/>
      <style:text-properties fo:font-family="Times" style:font-family-generic="roman" style:font-pitch="variable" fo:font-size="10pt" fo:font-weight="bold" style:font-family-asian="Times" style:font-family-generic-asian="roman" style:font-pitch-asian="variable" style:font-size-asian="10pt" style:font-weight-asian="bold" style:font-family-complex="Times" style:font-family-generic-complex="roman" style:font-pitch-complex="variable" style:font-size-complex="5.699999809265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10pt" fo:font-style="normal" fo:text-shadow="none" style:text-underline-style="none" fo:font-weight="normal" style:letter-kerning="true" style:font-family-asian="Times" style:font-family-generic-asian="roman" style:font-pitch-asian="variable" style:font-size-asian="10pt" style:font-style-asian="normal" style:font-weight-asian="normal" style:font-family-complex="Times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family="Courier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Courier" style:font-family-generic-asian="modern" style:font-pitch-asian="fixed" style:font-size-asian="9pt" style:font-style-asian="normal" style:font-weight-asian="normal" style:font-family-complex="Courier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Times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Time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Courier" style:font-family-generic="modern" style:font-pitch="fixed"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fo:font-family="Times" style:font-family-generic="roman" style:font-pitch="variable" fo:font-size="10pt" fo:font-style="normal" fo:text-shadow="none" style:text-underline-style="none" fo:font-weight="bold" style:letter-kerning="true" style:font-family-asian="Times" style:font-family-generic-asian="roman" style:font-pitch-asian="variable" style:font-size-asian="10pt" style:font-style-asian="normal" style:font-weight-asian="bold" style:font-family-complex="Times" style:font-family-generic-complex="roman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48cm" svg:y1="15.529cm" svg:x2="7.671cm" svg:y2="16.91cm">
          <text:p/>
        </draw:line>
        <draw:line draw:style-name="gr1" draw:text-style-name="P1" draw:layer="layout" svg:x1="9.837cm" svg:y1="13.343cm" svg:x2="10.971cm" svg:y2="11.549cm">
          <text:p/>
        </draw:line>
        <draw:rect draw:style-name="gr2" draw:text-style-name="P1" draw:layer="layout" svg:width="2.251cm" svg:height="0.559cm" svg:x="7.664cm" svg:y="12.999cm">
          <text:p text:style-name="P1"><text:span text:style-name="T1">s</text:span> = “Now”</text:p>
        </draw:rect>
        <draw:rect draw:style-name="gr2" draw:text-style-name="P2" draw:layer="layout" svg:width="2.251cm" svg:height="0.559cm" svg:x="7.664cm" svg:y="13.558cm">
          <text:p text:style-name="P2"><text:span text:style-name="T1">next</text:span></text:p>
        </draw:rect>
        <draw:line draw:style-name="gr1" draw:text-style-name="P1" draw:layer="layout" svg:x1="10.978cm" svg:y1="4.882cm" svg:x2="11.865cm" svg:y2="3.995cm">
          <text:p/>
        </draw:line>
        <draw:rect draw:style-name="gr3" draw:text-style-name="P1" draw:layer="layout" svg:width="2.846cm" svg:height="1.57cm" svg:x="16.08cm" svg:y="3.664cm">
          <text:p/>
        </draw:rect>
        <draw:rect draw:style-name="gr4" draw:text-style-name="P2" draw:layer="layout" svg:width="1.876cm" svg:height="0.556cm" svg:x="2.688cm" svg:y="3.975cm">
          <text:p text:style-name="P2"><text:span text:style-name="T1">top</text:span></text:p>
        </draw:rect>
        <draw:frame draw:style-name="gr5" draw:text-style-name="P3" draw:layer="layout" svg:width="1.048cm" svg:height="0.607cm" svg:x="1.719cm" svg:y="3.975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5.761cm" svg:y="3.975cm">
          <text:p text:style-name="P1"><text:span text:style-name="T1">s</text:span> = “Six”</text:p>
        </draw:rect>
        <draw:rect draw:style-name="gr2" draw:text-style-name="P2" draw:layer="layout" svg:width="2.251cm" svg:height="0.559cm" svg:x="5.761cm" svg:y="4.534cm">
          <text:p text:style-name="P2"><text:span text:style-name="T1">next</text:span></text:p>
        </draw:rect>
        <draw:rect draw:style-name="gr2" draw:text-style-name="P1" draw:layer="layout" svg:width="2.251cm" svg:height="0.559cm" svg:x="8.761cm" svg:y="3.975cm">
          <text:p text:style-name="P1"><text:span text:style-name="T1">s</text:span> = “Him”</text:p>
        </draw:rect>
        <draw:rect draw:style-name="gr2" draw:text-style-name="P2" draw:layer="layout" svg:width="2.251cm" svg:height="0.559cm" svg:x="8.761cm" svg:y="4.534cm">
          <text:p text:style-name="P2"><text:span text:style-name="T1">next</text:span></text:p>
        </draw:rect>
        <draw:rect draw:style-name="gr2" draw:text-style-name="P1" draw:layer="layout" svg:width="2.256cm" svg:height="0.556cm" svg:x="11.861cm" svg:y="3.975cm">
          <text:p text:style-name="P1"><text:span text:style-name="T1">s</text:span> = “Give”</text:p>
        </draw:rect>
        <draw:rect draw:style-name="gr2" draw:text-style-name="P2" draw:layer="layout" svg:width="2.256cm" svg:height="0.556cm" svg:x="11.861cm" svg:y="4.531cm">
          <text:p text:style-name="P2"><text:span text:style-name="T1">next = NULL</text:span></text:p>
        </draw:rect>
        <draw:rect draw:style-name="gr6" draw:text-style-name="P1" draw:layer="layout" svg:width="0.433cm" svg:height="0.454cm" svg:x="16.456cm" svg:y="4.459cm">
          <text:p/>
        </draw:rect>
        <draw:frame draw:style-name="gr5" draw:text-style-name="P5" draw:layer="layout" svg:width="1.971cm" svg:height="0.607cm" svg:x="16.909cm" svg:y="4.397cm">
          <draw:text-box>
            <text:p text:style-name="P4"><text:span text:style-name="T2">Stacknode</text:span></text:p>
          </draw:text-box>
        </draw:frame>
        <draw:rect draw:style-name="gr7" draw:text-style-name="P1" draw:layer="layout" svg:width="0.433cm" svg:height="0.454cm" svg:x="16.456cm" svg:y="3.86cm">
          <text:p/>
        </draw:rect>
        <draw:frame draw:style-name="gr5" draw:text-style-name="P5" draw:layer="layout" svg:width="1.285cm" svg:height="0.607cm" svg:x="16.909cm" svg:y="3.798cm">
          <draw:text-box>
            <text:p text:style-name="P4"><text:span text:style-name="T2">Stack</text:span></text:p>
          </draw:text-box>
        </draw:frame>
        <draw:line draw:style-name="gr1" draw:text-style-name="P1" draw:layer="layout" svg:x1="4.564cm" svg:y1="4.222cm" svg:x2="5.781cm" svg:y2="3.995cm">
          <text:p/>
        </draw:line>
        <draw:line draw:style-name="gr1" draw:text-style-name="P1" draw:layer="layout" svg:x1="8.008cm" svg:y1="4.841cm" svg:x2="8.751cm" svg:y2="3.975cm">
          <text:p/>
        </draw:line>
        <draw:line draw:style-name="gr1" draw:text-style-name="P1" draw:layer="layout" svg:x1="16.199cm" svg:y1="8.676cm" svg:x2="17.086cm" svg:y2="7.789cm">
          <text:p/>
        </draw:line>
        <draw:frame draw:style-name="gr8" draw:text-style-name="P5" draw:layer="layout" svg:width="2.516cm" svg:height="1.57cm" svg:x="2.66cm" svg:y="6.696cm">
          <draw:text-box>
            <text:p/>
          </draw:text-box>
        </draw:frame>
        <draw:rect draw:style-name="gr4" draw:text-style-name="P2" draw:layer="layout" svg:width="1.876cm" svg:height="0.556cm" svg:x="7.909cm" svg:y="7.769cm">
          <text:p text:style-name="P2"><text:span text:style-name="T1">top</text:span></text:p>
        </draw:rect>
        <draw:frame draw:style-name="gr5" draw:text-style-name="P3" draw:layer="layout" svg:width="1.048cm" svg:height="0.607cm" svg:x="6.94cm" svg:y="7.769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2cm" svg:y="7.769cm">
          <text:p text:style-name="P1"><text:span text:style-name="T1">s</text:span> = “Six”</text:p>
        </draw:rect>
        <draw:rect draw:style-name="gr2" draw:text-style-name="P2" draw:layer="layout" svg:width="2.251cm" svg:height="0.559cm" svg:x="10.982cm" svg:y="8.328cm">
          <text:p text:style-name="P2"><text:span text:style-name="T1">next</text:span></text:p>
        </draw:rect>
        <draw:rect draw:style-name="gr2" draw:text-style-name="P1" draw:layer="layout" svg:width="2.251cm" svg:height="0.559cm" svg:x="13.982cm" svg:y="7.769cm">
          <text:p text:style-name="P1"><text:span text:style-name="T1">s</text:span> = “Him”</text:p>
        </draw:rect>
        <draw:rect draw:style-name="gr2" draw:text-style-name="P2" draw:layer="layout" svg:width="2.251cm" svg:height="0.559cm" svg:x="13.982cm" svg:y="8.328cm">
          <text:p text:style-name="P2"><text:span text:style-name="T1">next</text:span></text:p>
        </draw:rect>
        <draw:rect draw:style-name="gr2" draw:text-style-name="P1" draw:layer="layout" svg:width="2.256cm" svg:height="0.556cm" svg:x="17.082cm" svg:y="7.769cm">
          <text:p text:style-name="P1"><text:span text:style-name="T1">s</text:span> = “Give”</text:p>
        </draw:rect>
        <draw:rect draw:style-name="gr2" draw:text-style-name="P2" draw:layer="layout" svg:width="2.256cm" svg:height="0.556cm" svg:x="17.082cm" svg:y="8.325cm">
          <text:p text:style-name="P2"><text:span text:style-name="T1">next = NULL</text:span></text:p>
        </draw:rect>
        <draw:line draw:style-name="gr1" draw:text-style-name="P1" draw:layer="layout" svg:x1="9.785cm" svg:y1="8.016cm" svg:x2="11.002cm" svg:y2="7.789cm">
          <text:p/>
        </draw:line>
        <draw:line draw:style-name="gr1" draw:text-style-name="P1" draw:layer="layout" svg:x1="13.229cm" svg:y1="8.635cm" svg:x2="13.972cm" svg:y2="7.769cm">
          <text:p/>
        </draw:line>
        <draw:rect draw:style-name="gr2" draw:text-style-name="P1" draw:layer="layout" svg:width="2.349cm" svg:height="0.559cm" svg:x="7.661cm" svg:y="9.386cm">
          <text:p text:style-name="P1"><text:span text:style-name="T1">s</text:span> = “Now”</text:p>
        </draw:rect>
        <draw:rect draw:style-name="gr2" draw:text-style-name="P2" draw:layer="layout" svg:width="2.349cm" svg:height="0.559cm" svg:x="7.661cm" svg:y="9.945cm">
          <text:p text:style-name="P2"><text:span text:style-name="T3">next</text:span><text:span text:style-name="T1"> </text:span><text:span text:style-name="T4">(uninitialized)</text:span></text:p>
        </draw:rect>
        <draw:frame draw:style-name="gr5" draw:text-style-name="P3" draw:layer="layout" svg:width="1.836cm" svg:height="0.607cm" svg:x="4.837cm" svg:y="9.378cm">
          <draw:text-box>
            <text:p text:style-name="P3"><text:span text:style-name="T1">newnode</text:span></text:p>
          </draw:text-box>
        </draw:frame>
        <draw:line draw:style-name="gr1" draw:text-style-name="P1" draw:layer="layout" svg:x1="6.465cm" svg:y1="9.692cm" svg:x2="7.661cm" svg:y2="9.383cm">
          <text:p/>
        </draw:line>
        <draw:frame draw:style-name="gr9" draw:text-style-name="P7" draw:layer="layout" svg:width="5.082cm" svg:height="0.887cm" svg:x="1.607cm" svg:y="7.755cm">
          <draw:text-box>
            <text:p text:style-name="P6"><text:span text:style-name="T5">newnode = new Stacknode;</text:span></text:p>
            <text:p text:style-name="P6"><text:span text:style-name="T5">newnode-&gt;s = s;</text:span></text:p>
          </draw:text-box>
        </draw:frame>
        <draw:line draw:style-name="gr1" draw:text-style-name="P1" draw:layer="layout" svg:x1="16.2cm" svg:y1="12.277cm" svg:x2="17.087cm" svg:y2="11.39cm">
          <text:p/>
        </draw:line>
        <draw:rect draw:style-name="gr4" draw:text-style-name="P2" draw:layer="layout" svg:width="1.876cm" svg:height="0.556cm" svg:x="7.91cm" svg:y="11.37cm">
          <text:p text:style-name="P2"><text:span text:style-name="T1">top</text:span></text:p>
        </draw:rect>
        <draw:frame draw:style-name="gr5" draw:text-style-name="P3" draw:layer="layout" svg:width="1.048cm" svg:height="0.607cm" svg:x="6.941cm" svg:y="11.37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3cm" svg:y="11.37cm">
          <text:p text:style-name="P1"><text:span text:style-name="T1">s</text:span> = “Six”</text:p>
        </draw:rect>
        <draw:rect draw:style-name="gr2" draw:text-style-name="P2" draw:layer="layout" svg:width="2.251cm" svg:height="0.559cm" svg:x="10.983cm" svg:y="11.929cm">
          <text:p text:style-name="P2"><text:span text:style-name="T1">next</text:span></text:p>
        </draw:rect>
        <draw:rect draw:style-name="gr2" draw:text-style-name="P1" draw:layer="layout" svg:width="2.251cm" svg:height="0.559cm" svg:x="13.983cm" svg:y="11.37cm">
          <text:p text:style-name="P1"><text:span text:style-name="T1">s</text:span> = “Him”</text:p>
        </draw:rect>
        <draw:rect draw:style-name="gr2" draw:text-style-name="P2" draw:layer="layout" svg:width="2.251cm" svg:height="0.559cm" svg:x="13.983cm" svg:y="11.929cm">
          <text:p text:style-name="P2"><text:span text:style-name="T1">next</text:span></text:p>
        </draw:rect>
        <draw:rect draw:style-name="gr2" draw:text-style-name="P1" draw:layer="layout" svg:width="2.256cm" svg:height="0.556cm" svg:x="17.083cm" svg:y="11.37cm">
          <text:p text:style-name="P1"><text:span text:style-name="T1">s</text:span> = “Give”</text:p>
        </draw:rect>
        <draw:rect draw:style-name="gr2" draw:text-style-name="P2" draw:layer="layout" svg:width="2.256cm" svg:height="0.556cm" svg:x="17.083cm" svg:y="11.926cm">
          <text:p text:style-name="P2"><text:span text:style-name="T1">next = NULL</text:span></text:p>
        </draw:rect>
        <draw:line draw:style-name="gr1" draw:text-style-name="P1" draw:layer="layout" svg:x1="9.786cm" svg:y1="11.617cm" svg:x2="11.003cm" svg:y2="11.39cm">
          <text:p/>
        </draw:line>
        <draw:line draw:style-name="gr1" draw:text-style-name="P1" draw:layer="layout" svg:x1="13.23cm" svg:y1="12.236cm" svg:x2="13.973cm" svg:y2="11.37cm">
          <text:p/>
        </draw:line>
        <draw:frame draw:style-name="gr5" draw:text-style-name="P3" draw:layer="layout" svg:width="1.836cm" svg:height="0.607cm" svg:x="4.838cm" svg:y="12.979cm">
          <draw:text-box>
            <text:p text:style-name="P3"><text:span text:style-name="T1">newnode</text:span></text:p>
          </draw:text-box>
        </draw:frame>
        <draw:line draw:style-name="gr1" draw:text-style-name="P1" draw:layer="layout" svg:x1="6.466cm" svg:y1="13.293cm" svg:x2="7.662cm" svg:y2="12.984cm">
          <text:p/>
        </draw:line>
        <draw:frame draw:style-name="gr9" draw:text-style-name="P7" draw:layer="layout" svg:width="4.32cm" svg:height="0.569cm" svg:x="1.608cm" svg:y="11.356cm">
          <draw:text-box>
            <text:p text:style-name="P6"><text:span text:style-name="T6">newnode-&gt;next = top;</text:span></text:p>
          </draw:text-box>
        </draw:frame>
        <draw:line draw:style-name="gr1" draw:text-style-name="P1" draw:layer="layout" svg:x1="9.838cm" svg:y1="17.244cm" svg:x2="10.972cm" svg:y2="15.45cm">
          <text:p/>
        </draw:line>
        <draw:rect draw:style-name="gr2" draw:text-style-name="P1" draw:layer="layout" svg:width="2.251cm" svg:height="0.559cm" svg:x="7.665cm" svg:y="16.9cm">
          <text:p text:style-name="P1"><text:span text:style-name="T1">s</text:span> = “Now”</text:p>
        </draw:rect>
        <draw:rect draw:style-name="gr2" draw:text-style-name="P2" draw:layer="layout" svg:width="2.251cm" svg:height="0.559cm" svg:x="7.665cm" svg:y="17.459cm">
          <text:p text:style-name="P2"><text:span text:style-name="T1">next</text:span></text:p>
        </draw:rect>
        <draw:line draw:style-name="gr1" draw:text-style-name="P1" draw:layer="layout" svg:x1="16.201cm" svg:y1="16.178cm" svg:x2="17.088cm" svg:y2="15.291cm">
          <text:p/>
        </draw:line>
        <draw:rect draw:style-name="gr4" draw:text-style-name="P2" draw:layer="layout" svg:width="1.876cm" svg:height="0.556cm" svg:x="5.811cm" svg:y="15.271cm">
          <text:p text:style-name="P2"><text:span text:style-name="T1">top</text:span></text:p>
        </draw:rect>
        <draw:frame draw:style-name="gr5" draw:text-style-name="P3" draw:layer="layout" svg:width="1.048cm" svg:height="0.607cm" svg:x="4.842cm" svg:y="15.271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4cm" svg:y="15.271cm">
          <text:p text:style-name="P1"><text:span text:style-name="T1">s</text:span> = “Six”</text:p>
        </draw:rect>
        <draw:rect draw:style-name="gr2" draw:text-style-name="P2" draw:layer="layout" svg:width="2.251cm" svg:height="0.559cm" svg:x="10.984cm" svg:y="15.83cm">
          <text:p text:style-name="P2"><text:span text:style-name="T1">next</text:span></text:p>
        </draw:rect>
        <draw:rect draw:style-name="gr2" draw:text-style-name="P1" draw:layer="layout" svg:width="2.251cm" svg:height="0.559cm" svg:x="13.984cm" svg:y="15.271cm">
          <text:p text:style-name="P1"><text:span text:style-name="T1">s</text:span> = “Him”</text:p>
        </draw:rect>
        <draw:rect draw:style-name="gr2" draw:text-style-name="P2" draw:layer="layout" svg:width="2.251cm" svg:height="0.559cm" svg:x="13.984cm" svg:y="15.83cm">
          <text:p text:style-name="P2"><text:span text:style-name="T1">next</text:span></text:p>
        </draw:rect>
        <draw:rect draw:style-name="gr2" draw:text-style-name="P1" draw:layer="layout" svg:width="2.256cm" svg:height="0.556cm" svg:x="17.084cm" svg:y="15.271cm">
          <text:p text:style-name="P1"><text:span text:style-name="T1">s</text:span> = “Give”</text:p>
        </draw:rect>
        <draw:rect draw:style-name="gr2" draw:text-style-name="P2" draw:layer="layout" svg:width="2.256cm" svg:height="0.556cm" svg:x="17.084cm" svg:y="15.827cm">
          <text:p text:style-name="P2"><text:span text:style-name="T1">next = NULL</text:span></text:p>
        </draw:rect>
        <draw:line draw:style-name="gr1" draw:text-style-name="P1" draw:layer="layout" svg:x1="13.231cm" svg:y1="16.137cm" svg:x2="13.974cm" svg:y2="15.271cm">
          <text:p/>
        </draw:line>
        <draw:frame draw:style-name="gr5" draw:text-style-name="P3" draw:layer="layout" svg:width="1.836cm" svg:height="0.607cm" svg:x="4.839cm" svg:y="16.88cm">
          <draw:text-box>
            <text:p text:style-name="P3"><text:span text:style-name="T1">newnode</text:span></text:p>
          </draw:text-box>
        </draw:frame>
        <draw:line draw:style-name="gr1" draw:text-style-name="P1" draw:layer="layout" svg:x1="6.467cm" svg:y1="17.194cm" svg:x2="7.663cm" svg:y2="16.885cm">
          <text:p/>
        </draw:line>
        <draw:frame draw:style-name="gr9" draw:text-style-name="P7" draw:layer="layout" svg:width="3.173cm" svg:height="0.569cm" svg:x="1.609cm" svg:y="15.257cm">
          <draw:text-box>
            <text:p text:style-name="P6"><text:span text:style-name="T6">top = newnode;</text:span></text:p>
          </draw:text-box>
        </draw:frame>
        <draw:line draw:style-name="gr1" draw:text-style-name="P1" draw:layer="layout" svg:x1="6.063cm" svg:y1="19.488cm" svg:x2="7.672cm" svg:y2="19.211cm">
          <text:p/>
        </draw:line>
        <draw:line draw:style-name="gr1" draw:text-style-name="P1" draw:layer="layout" svg:x1="9.651cm" svg:y1="20.189cm" svg:x2="10.991cm" svg:y2="19.199cm">
          <text:p/>
        </draw:line>
        <draw:rect draw:style-name="gr2" draw:text-style-name="P1" draw:layer="layout" svg:width="2.251cm" svg:height="0.559cm" svg:x="7.666cm" svg:y="19.201cm">
          <text:p text:style-name="P1"><text:span text:style-name="T1">s</text:span> = “Now”</text:p>
        </draw:rect>
        <draw:rect draw:style-name="gr2" draw:text-style-name="P2" draw:layer="layout" svg:width="2.251cm" svg:height="0.559cm" svg:x="7.666cm" svg:y="19.76cm">
          <text:p text:style-name="P2"><text:span text:style-name="T1">next</text:span></text:p>
        </draw:rect>
        <draw:line draw:style-name="gr1" draw:text-style-name="P1" draw:layer="layout" svg:x1="16.202cm" svg:y1="20.079cm" svg:x2="17.089cm" svg:y2="19.192cm">
          <text:p/>
        </draw:line>
        <draw:rect draw:style-name="gr4" draw:text-style-name="P2" draw:layer="layout" svg:width="1.876cm" svg:height="0.556cm" svg:x="4.312cm" svg:y="19.172cm">
          <text:p text:style-name="P2"><text:span text:style-name="T1">top</text:span></text:p>
        </draw:rect>
        <draw:frame draw:style-name="gr5" draw:text-style-name="P3" draw:layer="layout" svg:width="1.048cm" svg:height="0.607cm" svg:x="3.343cm" svg:y="19.172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5cm" svg:y="19.172cm">
          <text:p text:style-name="P1"><text:span text:style-name="T1">s</text:span> = “Six”</text:p>
        </draw:rect>
        <draw:rect draw:style-name="gr2" draw:text-style-name="P2" draw:layer="layout" svg:width="2.251cm" svg:height="0.559cm" svg:x="10.985cm" svg:y="19.731cm">
          <text:p text:style-name="P2"><text:span text:style-name="T1">next</text:span></text:p>
        </draw:rect>
        <draw:rect draw:style-name="gr2" draw:text-style-name="P1" draw:layer="layout" svg:width="2.251cm" svg:height="0.559cm" svg:x="13.985cm" svg:y="19.172cm">
          <text:p text:style-name="P1"><text:span text:style-name="T1">s</text:span> = “Him”</text:p>
        </draw:rect>
        <draw:rect draw:style-name="gr2" draw:text-style-name="P2" draw:layer="layout" svg:width="2.251cm" svg:height="0.559cm" svg:x="13.985cm" svg:y="19.731cm">
          <text:p text:style-name="P2"><text:span text:style-name="T1">next</text:span></text:p>
        </draw:rect>
        <draw:rect draw:style-name="gr2" draw:text-style-name="P1" draw:layer="layout" svg:width="2.256cm" svg:height="0.556cm" svg:x="17.085cm" svg:y="19.172cm">
          <text:p text:style-name="P1"><text:span text:style-name="T1">s</text:span> = “Give”</text:p>
        </draw:rect>
        <draw:rect draw:style-name="gr2" draw:text-style-name="P2" draw:layer="layout" svg:width="2.256cm" svg:height="0.556cm" svg:x="17.085cm" svg:y="19.728cm">
          <text:p text:style-name="P2"><text:span text:style-name="T1">next = NULL</text:span></text:p>
        </draw:rect>
        <draw:line draw:style-name="gr1" draw:text-style-name="P1" draw:layer="layout" svg:x1="13.232cm" svg:y1="20.038cm" svg:x2="13.975cm" svg:y2="19.172cm">
          <text:p/>
        </draw:line>
      </draw:page>
      <draw:page draw:name="page2" draw:style-name="dp1" draw:master-page-name="Default">
        <draw:line draw:style-name="gr1" draw:text-style-name="P1" draw:layer="layout" svg:x1="12.456cm" svg:y1="16.868cm" svg:x2="13.975cm" svg:y2="16.572cm">
          <text:p/>
        </draw:line>
        <draw:line draw:style-name="gr1" draw:text-style-name="P1" draw:layer="layout" svg:x1="16.2cm" svg:y1="4.077cm" svg:x2="17.087cm" svg:y2="3.19cm">
          <text:p/>
        </draw:line>
        <draw:rect draw:style-name="gr4" draw:text-style-name="P2" draw:layer="layout" svg:width="1.876cm" svg:height="0.556cm" svg:x="7.91cm" svg:y="3.17cm">
          <text:p text:style-name="P2"><text:span text:style-name="T1">top</text:span></text:p>
        </draw:rect>
        <draw:frame draw:style-name="gr5" draw:text-style-name="P3" draw:layer="layout" svg:width="1.048cm" svg:height="0.607cm" svg:x="6.941cm" svg:y="3.17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3cm" svg:y="3.17cm">
          <text:p text:style-name="P1"><text:span text:style-name="T1">s</text:span> = “Six”</text:p>
        </draw:rect>
        <draw:rect draw:style-name="gr2" draw:text-style-name="P2" draw:layer="layout" svg:width="2.251cm" svg:height="0.559cm" svg:x="10.983cm" svg:y="3.729cm">
          <text:p text:style-name="P2"><text:span text:style-name="T1">next</text:span></text:p>
        </draw:rect>
        <draw:rect draw:style-name="gr2" draw:text-style-name="P1" draw:layer="layout" svg:width="2.251cm" svg:height="0.559cm" svg:x="13.983cm" svg:y="3.17cm">
          <text:p text:style-name="P1"><text:span text:style-name="T1">s</text:span> = “Him”</text:p>
        </draw:rect>
        <draw:rect draw:style-name="gr2" draw:text-style-name="P2" draw:layer="layout" svg:width="2.251cm" svg:height="0.559cm" svg:x="13.983cm" svg:y="3.729cm">
          <text:p text:style-name="P2"><text:span text:style-name="T1">next</text:span></text:p>
        </draw:rect>
        <draw:rect draw:style-name="gr2" draw:text-style-name="P1" draw:layer="layout" svg:width="2.256cm" svg:height="0.556cm" svg:x="17.083cm" svg:y="3.17cm">
          <text:p text:style-name="P1"><text:span text:style-name="T1">s</text:span> = “Give”</text:p>
        </draw:rect>
        <draw:rect draw:style-name="gr2" draw:text-style-name="P2" draw:layer="layout" svg:width="2.256cm" svg:height="0.556cm" svg:x="17.083cm" svg:y="3.726cm">
          <text:p text:style-name="P2"><text:span text:style-name="T1">next = NULL</text:span></text:p>
        </draw:rect>
        <draw:line draw:style-name="gr1" draw:text-style-name="P1" draw:layer="layout" svg:x1="9.786cm" svg:y1="3.417cm" svg:x2="11.003cm" svg:y2="3.19cm">
          <text:p/>
        </draw:line>
        <draw:line draw:style-name="gr1" draw:text-style-name="P1" draw:layer="layout" svg:x1="13.23cm" svg:y1="4.036cm" svg:x2="13.973cm" svg:y2="3.17cm">
          <text:p/>
        </draw:line>
        <draw:frame draw:style-name="gr9" draw:text-style-name="P9" draw:layer="layout" svg:width="3.266cm" svg:height="0.963cm" svg:x="1.567cm" svg:y="3.219cm">
          <draw:text-box>
            <text:p text:style-name="P8"><text:span text:style-name="T7">Original state when</text:span></text:p>
            <text:p text:style-name="P8"><text:span text:style-name="T8">Pop() </text:span><text:span text:style-name="T7">is called:</text:span></text:p>
          </draw:text-box>
        </draw:frame>
        <draw:line draw:style-name="gr1" draw:text-style-name="P1" draw:layer="layout" svg:x1="16.2cm" svg:y1="8.677cm" svg:x2="17.087cm" svg:y2="7.79cm">
          <text:p/>
        </draw:line>
        <draw:rect draw:style-name="gr4" draw:text-style-name="P2" draw:layer="layout" svg:width="1.876cm" svg:height="0.556cm" svg:x="7.91cm" svg:y="7.77cm">
          <text:p text:style-name="P2"><text:span text:style-name="T1">top</text:span></text:p>
        </draw:rect>
        <draw:frame draw:style-name="gr5" draw:text-style-name="P3" draw:layer="layout" svg:width="1.048cm" svg:height="0.607cm" svg:x="6.941cm" svg:y="7.77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3cm" svg:y="7.77cm">
          <text:p text:style-name="P1"><text:span text:style-name="T1">s</text:span> = “Six”</text:p>
        </draw:rect>
        <draw:rect draw:style-name="gr2" draw:text-style-name="P2" draw:layer="layout" svg:width="2.251cm" svg:height="0.559cm" svg:x="10.983cm" svg:y="8.329cm">
          <text:p text:style-name="P2"><text:span text:style-name="T1">next</text:span></text:p>
        </draw:rect>
        <draw:rect draw:style-name="gr2" draw:text-style-name="P1" draw:layer="layout" svg:width="2.251cm" svg:height="0.559cm" svg:x="13.983cm" svg:y="7.77cm">
          <text:p text:style-name="P1"><text:span text:style-name="T1">s</text:span> = “Him”</text:p>
        </draw:rect>
        <draw:rect draw:style-name="gr2" draw:text-style-name="P2" draw:layer="layout" svg:width="2.251cm" svg:height="0.559cm" svg:x="13.983cm" svg:y="8.329cm">
          <text:p text:style-name="P2"><text:span text:style-name="T1">next</text:span></text:p>
        </draw:rect>
        <draw:rect draw:style-name="gr2" draw:text-style-name="P1" draw:layer="layout" svg:width="2.256cm" svg:height="0.556cm" svg:x="17.083cm" svg:y="7.77cm">
          <text:p text:style-name="P1"><text:span text:style-name="T1">s</text:span> = “Give”</text:p>
        </draw:rect>
        <draw:rect draw:style-name="gr2" draw:text-style-name="P2" draw:layer="layout" svg:width="2.256cm" svg:height="0.556cm" svg:x="17.083cm" svg:y="8.326cm">
          <text:p text:style-name="P2"><text:span text:style-name="T1">next = NULL</text:span></text:p>
        </draw:rect>
        <draw:line draw:style-name="gr1" draw:text-style-name="P1" draw:layer="layout" svg:x1="9.786cm" svg:y1="8.017cm" svg:x2="11.003cm" svg:y2="7.79cm">
          <text:p/>
        </draw:line>
        <draw:line draw:style-name="gr1" draw:text-style-name="P1" draw:layer="layout" svg:x1="13.23cm" svg:y1="8.636cm" svg:x2="13.973cm" svg:y2="7.77cm">
          <text:p/>
        </draw:line>
        <draw:frame draw:style-name="gr5" draw:text-style-name="P3" draw:layer="layout" svg:width="1.463cm" svg:height="0.607cm" svg:x="8.038cm" svg:y="8.779cm">
          <draw:text-box>
            <text:p text:style-name="P3"><text:span text:style-name="T1">oldtop</text:span></text:p>
          </draw:text-box>
        </draw:frame>
        <draw:line draw:style-name="gr1" draw:text-style-name="P1" draw:layer="layout" svg:x1="9.342cm" svg:y1="9.115cm" svg:x2="10.95cm" svg:y2="8.001cm">
          <text:p/>
        </draw:line>
        <draw:frame draw:style-name="gr9" draw:text-style-name="P7" draw:layer="layout" svg:width="2.983cm" svg:height="0.569cm" svg:x="2.809cm" svg:y="7.756cm">
          <draw:text-box>
            <text:p text:style-name="P6"><text:span text:style-name="T6">oldtop = top;</text:span></text:p>
          </draw:text-box>
        </draw:frame>
        <draw:frame draw:style-name="gr5" draw:text-style-name="P3" draw:layer="layout" svg:width="1.636cm" svg:height="0.607cm" svg:x="8.039cm" svg:y="9.18cm">
          <draw:text-box>
            <text:p text:style-name="P3"><text:span text:style-name="T1">rv </text:span><text:span text:style-name="T9">= </text:span><text:span text:style-name="T10">“”</text:span></text:p>
          </draw:text-box>
        </draw:frame>
        <draw:line draw:style-name="gr1" draw:text-style-name="P1" draw:layer="layout" svg:x1="16.201cm" svg:y1="11.678cm" svg:x2="17.088cm" svg:y2="10.791cm">
          <text:p/>
        </draw:line>
        <draw:rect draw:style-name="gr4" draw:text-style-name="P2" draw:layer="layout" svg:width="1.876cm" svg:height="0.556cm" svg:x="7.911cm" svg:y="10.771cm">
          <text:p text:style-name="P2"><text:span text:style-name="T1">top</text:span></text:p>
        </draw:rect>
        <draw:frame draw:style-name="gr5" draw:text-style-name="P3" draw:layer="layout" svg:width="1.048cm" svg:height="0.607cm" svg:x="6.942cm" svg:y="10.771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0.984cm" svg:y="10.771cm">
          <text:p text:style-name="P1"><text:span text:style-name="T1">s</text:span> = “Six”</text:p>
        </draw:rect>
        <draw:rect draw:style-name="gr2" draw:text-style-name="P2" draw:layer="layout" svg:width="2.251cm" svg:height="0.559cm" svg:x="10.984cm" svg:y="11.33cm">
          <text:p text:style-name="P2"><text:span text:style-name="T1">next</text:span></text:p>
        </draw:rect>
        <draw:rect draw:style-name="gr2" draw:text-style-name="P1" draw:layer="layout" svg:width="2.251cm" svg:height="0.559cm" svg:x="13.984cm" svg:y="10.771cm">
          <text:p text:style-name="P1"><text:span text:style-name="T1">s</text:span> = “Him”</text:p>
        </draw:rect>
        <draw:rect draw:style-name="gr2" draw:text-style-name="P2" draw:layer="layout" svg:width="2.251cm" svg:height="0.559cm" svg:x="13.984cm" svg:y="11.33cm">
          <text:p text:style-name="P2"><text:span text:style-name="T1">next</text:span></text:p>
        </draw:rect>
        <draw:rect draw:style-name="gr2" draw:text-style-name="P1" draw:layer="layout" svg:width="2.256cm" svg:height="0.556cm" svg:x="17.084cm" svg:y="10.771cm">
          <text:p text:style-name="P1"><text:span text:style-name="T1">s</text:span> = “Give”</text:p>
        </draw:rect>
        <draw:rect draw:style-name="gr2" draw:text-style-name="P2" draw:layer="layout" svg:width="2.256cm" svg:height="0.556cm" svg:x="17.084cm" svg:y="11.327cm">
          <text:p text:style-name="P2"><text:span text:style-name="T1">next = NULL</text:span></text:p>
        </draw:rect>
        <draw:line draw:style-name="gr1" draw:text-style-name="P1" draw:layer="layout" svg:x1="13.231cm" svg:y1="11.637cm" svg:x2="13.974cm" svg:y2="10.771cm">
          <text:p/>
        </draw:line>
        <draw:frame draw:style-name="gr5" draw:text-style-name="P3" draw:layer="layout" svg:width="1.463cm" svg:height="0.607cm" svg:x="8.039cm" svg:y="11.78cm">
          <draw:text-box>
            <text:p text:style-name="P3"><text:span text:style-name="T1">oldtop</text:span></text:p>
          </draw:text-box>
        </draw:frame>
        <draw:line draw:style-name="gr1" draw:text-style-name="P1" draw:layer="layout" svg:x1="9.343cm" svg:y1="12.116cm" svg:x2="10.951cm" svg:y2="11.002cm">
          <text:p/>
        </draw:line>
        <draw:frame draw:style-name="gr9" draw:text-style-name="P7" draw:layer="layout" svg:width="4.126cm" svg:height="0.887cm" svg:x="2.809cm" svg:y="10.757cm">
          <draw:text-box>
            <text:p text:style-name="P6"><text:span text:style-name="T6">top = oldtop-&gt;next;</text:span></text:p>
            <text:p text:style-name="P6"><text:span text:style-name="T6">rv = oldtop-&gt;s;</text:span></text:p>
          </draw:text-box>
        </draw:frame>
        <draw:frame draw:style-name="gr5" draw:text-style-name="P3" draw:layer="layout" svg:width="1.996cm" svg:height="0.607cm" svg:x="8.04cm" svg:y="12.181cm">
          <draw:text-box>
            <text:p text:style-name="P3"><text:span text:style-name="T1">rv </text:span><text:span text:style-name="T9">=</text:span><text:span text:style-name="T7"> “Six”</text:span></text:p>
          </draw:text-box>
        </draw:frame>
        <draw:path draw:style-name="gr10" draw:text-style-name="P1" draw:layer="layout" svg:width="3.588cm" svg:height="2.156cm" draw:transform="rotate (0.550825911929306) translate (9.795cm 10.806cm)" svg:viewBox="0 0 3589 2157" svg:d="m0 0c2324 0 3589 2157 3589 2157">
          <text:p/>
        </draw:path>
        <draw:line draw:style-name="gr1" draw:text-style-name="P1" draw:layer="layout" svg:x1="16.202cm" svg:y1="14.679cm" svg:x2="17.089cm" svg:y2="13.792cm">
          <text:p/>
        </draw:line>
        <draw:rect draw:style-name="gr4" draw:text-style-name="P2" draw:layer="layout" svg:width="1.876cm" svg:height="0.556cm" svg:x="7.912cm" svg:y="13.772cm">
          <text:p text:style-name="P2"><text:span text:style-name="T1">top</text:span></text:p>
        </draw:rect>
        <draw:frame draw:style-name="gr5" draw:text-style-name="P3" draw:layer="layout" svg:width="1.048cm" svg:height="0.607cm" svg:x="6.943cm" svg:y="13.772cm">
          <draw:text-box>
            <text:p text:style-name="P3"><text:span text:style-name="T1">st =</text:span></text:p>
          </draw:text-box>
        </draw:frame>
        <draw:rect draw:style-name="gr11" draw:text-style-name="P1" draw:layer="layout" svg:width="2.251cm" svg:height="0.559cm" svg:x="10.985cm" svg:y="13.772cm">
          <text:p text:style-name="P1"><text:span text:style-name="T1">s</text:span> = “Six”</text:p>
        </draw:rect>
        <draw:rect draw:style-name="gr11" draw:text-style-name="P2" draw:layer="layout" svg:width="2.251cm" svg:height="0.559cm" svg:x="10.985cm" svg:y="14.331cm">
          <text:p text:style-name="P2"><text:span text:style-name="T1">next</text:span></text:p>
        </draw:rect>
        <draw:rect draw:style-name="gr2" draw:text-style-name="P1" draw:layer="layout" svg:width="2.251cm" svg:height="0.559cm" svg:x="13.985cm" svg:y="13.772cm">
          <text:p text:style-name="P1"><text:span text:style-name="T1">s</text:span> = “Him”</text:p>
        </draw:rect>
        <draw:rect draw:style-name="gr2" draw:text-style-name="P2" draw:layer="layout" svg:width="2.251cm" svg:height="0.559cm" svg:x="13.985cm" svg:y="14.331cm">
          <text:p text:style-name="P2"><text:span text:style-name="T1">next</text:span></text:p>
        </draw:rect>
        <draw:rect draw:style-name="gr2" draw:text-style-name="P1" draw:layer="layout" svg:width="2.256cm" svg:height="0.556cm" svg:x="17.085cm" svg:y="13.772cm">
          <text:p text:style-name="P1"><text:span text:style-name="T1">s</text:span> = “Give”</text:p>
        </draw:rect>
        <draw:rect draw:style-name="gr2" draw:text-style-name="P2" draw:layer="layout" svg:width="2.256cm" svg:height="0.556cm" svg:x="17.085cm" svg:y="14.328cm">
          <text:p text:style-name="P2"><text:span text:style-name="T1">next = NULL</text:span></text:p>
        </draw:rect>
        <draw:line draw:style-name="gr12" draw:text-style-name="P1" draw:layer="layout" svg:x1="13.232cm" svg:y1="14.638cm" svg:x2="13.975cm" svg:y2="13.772cm">
          <text:p/>
        </draw:line>
        <draw:frame draw:style-name="gr5" draw:text-style-name="P3" draw:layer="layout" svg:width="1.463cm" svg:height="0.607cm" svg:x="8.04cm" svg:y="14.781cm">
          <draw:text-box>
            <text:p text:style-name="P3"><text:span text:style-name="T1">oldtop</text:span></text:p>
          </draw:text-box>
        </draw:frame>
        <draw:line draw:style-name="gr1" draw:text-style-name="P1" draw:layer="layout" svg:x1="9.344cm" svg:y1="15.117cm" svg:x2="10.952cm" svg:y2="14.003cm">
          <text:p/>
        </draw:line>
        <draw:frame draw:style-name="gr9" draw:text-style-name="P7" draw:layer="layout" svg:width="3.173cm" svg:height="0.569cm" svg:x="2.81cm" svg:y="13.758cm">
          <draw:text-box>
            <text:p text:style-name="P6"><text:span text:style-name="T6">delete oldtop;</text:span></text:p>
          </draw:text-box>
        </draw:frame>
        <draw:frame draw:style-name="gr5" draw:text-style-name="P3" draw:layer="layout" svg:width="1.996cm" svg:height="0.607cm" svg:x="8.041cm" svg:y="15.182cm">
          <draw:text-box>
            <text:p text:style-name="P3"><text:span text:style-name="T1">rv </text:span><text:span text:style-name="T9">=</text:span><text:span text:style-name="T7"> “Six”</text:span></text:p>
          </draw:text-box>
        </draw:frame>
        <draw:path draw:style-name="gr10" draw:text-style-name="P1" draw:layer="layout" svg:width="3.588cm" svg:height="2.156cm" draw:transform="rotate (0.550825911929306) translate (9.796cm 13.807cm)" svg:viewBox="0 0 3589 2157" svg:d="m0 0c2324 0 3589 2157 3589 2157">
          <text:p/>
        </draw:path>
        <draw:line draw:style-name="gr13" draw:text-style-name="P1" draw:layer="layout" svg:x1="11.177cm" svg:y1="13.569cm" svg:x2="13.012cm" svg:y2="15.095cm">
          <text:p/>
        </draw:line>
        <draw:line draw:style-name="gr13" draw:text-style-name="P1" draw:layer="layout" svg:x1="11.26cm" svg:y1="15.116cm" svg:x2="13.095cm" svg:y2="13.569cm">
          <text:p/>
        </draw:line>
        <draw:line draw:style-name="gr1" draw:text-style-name="P1" draw:layer="layout" svg:x1="16.202cm" svg:y1="17.479cm" svg:x2="17.089cm" svg:y2="16.592cm">
          <text:p/>
        </draw:line>
        <draw:rect draw:style-name="gr4" draw:text-style-name="P2" draw:layer="layout" svg:width="1.876cm" svg:height="0.556cm" svg:x="10.612cm" svg:y="16.572cm">
          <text:p text:style-name="P2"><text:span text:style-name="T1">top</text:span></text:p>
        </draw:rect>
        <draw:frame draw:style-name="gr5" draw:text-style-name="P3" draw:layer="layout" svg:width="1.048cm" svg:height="0.607cm" svg:x="9.643cm" svg:y="16.572cm">
          <draw:text-box>
            <text:p text:style-name="P3"><text:span text:style-name="T1">st =</text:span></text:p>
          </draw:text-box>
        </draw:frame>
        <draw:rect draw:style-name="gr2" draw:text-style-name="P1" draw:layer="layout" svg:width="2.251cm" svg:height="0.559cm" svg:x="13.985cm" svg:y="16.572cm">
          <text:p text:style-name="P1"><text:span text:style-name="T1">s</text:span> = “Him”</text:p>
        </draw:rect>
        <draw:rect draw:style-name="gr2" draw:text-style-name="P2" draw:layer="layout" svg:width="2.251cm" svg:height="0.559cm" svg:x="13.985cm" svg:y="17.131cm">
          <text:p text:style-name="P2"><text:span text:style-name="T1">next</text:span></text:p>
        </draw:rect>
        <draw:rect draw:style-name="gr2" draw:text-style-name="P1" draw:layer="layout" svg:width="2.256cm" svg:height="0.556cm" svg:x="17.085cm" svg:y="16.572cm">
          <text:p text:style-name="P1"><text:span text:style-name="T1">s</text:span> = “Give”</text:p>
        </draw:rect>
        <draw:rect draw:style-name="gr2" draw:text-style-name="P2" draw:layer="layout" svg:width="2.256cm" svg:height="0.556cm" svg:x="17.085cm" svg:y="17.128cm">
          <text:p text:style-name="P2"><text:span text:style-name="T1">next = NULL</text:span></text:p>
        </draw:rect>
      </draw:page>
      <draw:page draw:name="page3" draw:style-name="dp1" draw:master-page-name="Default">
        <draw:line draw:style-name="gr1" draw:text-style-name="P1" draw:layer="layout" svg:x1="8.764cm" svg:y1="2.33cm" svg:x2="9.672cm" svg:y2="2.268cm">
          <text:p/>
        </draw:line>
        <draw:line draw:style-name="gr1" draw:text-style-name="P1" draw:layer="layout" svg:x1="11.796cm" svg:y1="3.031cm" svg:x2="12.765cm" svg:y2="3.196cm">
          <text:p/>
        </draw:line>
        <draw:rect draw:style-name="gr3" draw:text-style-name="P1" draw:layer="layout" svg:width="2.564cm" svg:height="1.57cm" svg:x="4.489cm" svg:y="3.65cm">
          <text:p/>
        </draw:rect>
        <draw:frame draw:style-name="gr8" draw:text-style-name="P5" draw:layer="layout" svg:width="2.516cm" svg:height="1.57cm" svg:x="2.66cm" svg:y="2.495cm">
          <draw:text-box>
            <text:p/>
          </draw:text-box>
        </draw:frame>
        <draw:rect draw:style-name="gr4" draw:text-style-name="P2" draw:layer="layout" svg:width="1.876cm" svg:height="0.556cm" svg:x="3.609cm" svg:y="1.468cm">
          <text:p text:style-name="P2"><text:span text:style-name="T1">first</text:span></text:p>
        </draw:rect>
        <draw:frame draw:style-name="gr5" draw:text-style-name="P3" draw:layer="layout" svg:width="0.989cm" svg:height="0.607cm" svg:x="2.64cm" svg:y="1.468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6.682cm" svg:y="1.468cm">
          <text:p text:style-name="P1"><text:span text:style-name="T1">s</text:span> = “Give”</text:p>
        </draw:rect>
        <draw:rect draw:style-name="gr2" draw:text-style-name="P2" draw:layer="layout" svg:width="2.251cm" svg:height="0.559cm" svg:x="6.682cm" svg:y="2.027cm">
          <text:p text:style-name="P2"><text:span text:style-name="T1">ptr</text:span></text:p>
        </draw:rect>
        <draw:rect draw:style-name="gr2" draw:text-style-name="P1" draw:layer="layout" svg:width="2.251cm" svg:height="0.559cm" svg:x="9.682cm" svg:y="2.268cm">
          <text:p text:style-name="P1"><text:span text:style-name="T1">s</text:span> = “Him”</text:p>
        </draw:rect>
        <draw:rect draw:style-name="gr2" draw:text-style-name="P2" draw:layer="layout" svg:width="2.251cm" svg:height="0.559cm" svg:x="9.682cm" svg:y="2.827cm">
          <text:p text:style-name="P2"><text:span text:style-name="T1">ptr</text:span></text:p>
        </draw:rect>
        <draw:rect draw:style-name="gr2" draw:text-style-name="P1" draw:layer="layout" svg:width="2.256cm" svg:height="0.556cm" svg:x="12.782cm" svg:y="3.168cm">
          <text:p text:style-name="P1"><text:span text:style-name="T1">s</text:span> = “Six”</text:p>
        </draw:rect>
        <draw:rect draw:style-name="gr2" draw:text-style-name="P2" draw:layer="layout" svg:width="2.256cm" svg:height="0.556cm" svg:x="12.782cm" svg:y="3.724cm">
          <text:p text:style-name="P2"><text:span text:style-name="T1">ptr = NULL</text:span></text:p>
        </draw:rect>
        <draw:rect draw:style-name="gr6" draw:text-style-name="P1" draw:layer="layout" svg:width="0.433cm" svg:height="0.454cm" svg:x="4.865cm" svg:y="4.445cm">
          <text:p/>
        </draw:rect>
        <draw:frame draw:style-name="gr5" draw:text-style-name="P4" draw:layer="layout" svg:width="1.442cm" svg:height="0.607cm" svg:x="5.318cm" svg:y="4.383cm">
          <draw:text-box>
            <text:p text:style-name="P4"><text:span text:style-name="T2">Qnode</text:span></text:p>
          </draw:text-box>
        </draw:frame>
        <draw:rect draw:style-name="gr7" draw:text-style-name="P1" draw:layer="layout" svg:width="0.433cm" svg:height="0.454cm" svg:x="4.865cm" svg:y="3.846cm">
          <text:p/>
        </draw:rect>
        <draw:frame draw:style-name="gr5" draw:text-style-name="P4" draw:layer="layout" svg:width="1.425cm" svg:height="0.607cm" svg:x="5.318cm" svg:y="3.784cm">
          <draw:text-box>
            <text:p text:style-name="P4"><text:span text:style-name="T2">Queue</text:span></text:p>
          </draw:text-box>
        </draw:frame>
        <draw:line draw:style-name="gr1" draw:text-style-name="P1" draw:layer="layout" svg:x1="5.485cm" svg:y1="1.715cm" svg:x2="6.702cm" svg:y2="1.488cm">
          <text:p/>
        </draw:line>
        <draw:rect draw:style-name="gr4" draw:text-style-name="P2" draw:layer="layout" svg:width="1.876cm" svg:height="0.556cm" svg:x="3.609cm" svg:y="1.968cm">
          <text:p text:style-name="P2"><text:span text:style-name="T1">last</text:span></text:p>
        </draw:rect>
        <draw:rect draw:style-name="gr4" draw:text-style-name="P2" draw:layer="layout" svg:width="1.876cm" svg:height="0.556cm" svg:x="3.609cm" svg:y="2.468cm">
          <text:p text:style-name="P2"><text:span text:style-name="T1">size</text:span><text:span text:style-name="T9"> = 3</text:span></text:p>
        </draw:rect>
        <draw:path draw:style-name="gr10" draw:text-style-name="P1" draw:layer="layout" svg:width="6.213cm" svg:height="3.924cm" draw:transform="skewX (7.63664326917042E-017) rotate (-0.701273293451189) translate (8.01758721557416cm -0.710035091846286cm)" svg:viewBox="0 0 6214 3925" svg:d="m0 3925c3994 0 6214-3925 6214-3925">
          <text:p/>
        </draw:path>
        <draw:line draw:style-name="gr1" draw:text-style-name="P1" draw:layer="layout" svg:x1="12.941cm" svg:y1="8.443cm" svg:x2="13.849cm" svg:y2="8.381cm">
          <text:p/>
        </draw:line>
        <draw:line draw:style-name="gr1" draw:text-style-name="P1" draw:layer="layout" svg:x1="15.973cm" svg:y1="9.144cm" svg:x2="16.942cm" svg:y2="9.309cm">
          <text:p/>
        </draw:line>
        <draw:frame draw:style-name="gr8" draw:text-style-name="P5" draw:layer="layout" svg:width="2.516cm" svg:height="1.57cm" svg:x="6.837cm" svg:y="8.608cm">
          <draw:text-box>
            <text:p/>
          </draw:text-box>
        </draw:frame>
        <draw:rect draw:style-name="gr4" draw:text-style-name="P2" draw:layer="layout" svg:width="1.876cm" svg:height="0.556cm" svg:x="7.786cm" svg:y="7.581cm">
          <text:p text:style-name="P2"><text:span text:style-name="T1">first</text:span></text:p>
        </draw:rect>
        <draw:frame draw:style-name="gr5" draw:text-style-name="P3" draw:layer="layout" svg:width="0.989cm" svg:height="0.607cm" svg:x="6.817cm" svg:y="7.581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10.859cm" svg:y="7.581cm">
          <text:p text:style-name="P1"><text:span text:style-name="T1">s</text:span> = “Give”</text:p>
        </draw:rect>
        <draw:rect draw:style-name="gr2" draw:text-style-name="P2" draw:layer="layout" svg:width="2.251cm" svg:height="0.559cm" svg:x="10.859cm" svg:y="8.14cm">
          <text:p text:style-name="P2"><text:span text:style-name="T1">ptr</text:span></text:p>
        </draw:rect>
        <draw:rect draw:style-name="gr2" draw:text-style-name="P1" draw:layer="layout" svg:width="2.251cm" svg:height="0.559cm" svg:x="13.859cm" svg:y="8.381cm">
          <text:p text:style-name="P1"><text:span text:style-name="T1">s</text:span> = “Him”</text:p>
        </draw:rect>
        <draw:rect draw:style-name="gr2" draw:text-style-name="P2" draw:layer="layout" svg:width="2.251cm" svg:height="0.559cm" svg:x="13.859cm" svg:y="8.94cm">
          <text:p text:style-name="P2"><text:span text:style-name="T1">ptr</text:span></text:p>
        </draw:rect>
        <draw:rect draw:style-name="gr2" draw:text-style-name="P1" draw:layer="layout" svg:width="2.256cm" svg:height="0.556cm" svg:x="16.959cm" svg:y="9.281cm">
          <text:p text:style-name="P1"><text:span text:style-name="T1">s</text:span> = “Six”</text:p>
        </draw:rect>
        <draw:rect draw:style-name="gr2" draw:text-style-name="P2" draw:layer="layout" svg:width="2.256cm" svg:height="0.556cm" svg:x="16.959cm" svg:y="9.837cm">
          <text:p text:style-name="P2"><text:span text:style-name="T1">ptr = NULL</text:span></text:p>
        </draw:rect>
        <draw:line draw:style-name="gr1" draw:text-style-name="P1" draw:layer="layout" svg:x1="9.662cm" svg:y1="7.828cm" svg:x2="10.879cm" svg:y2="7.601cm">
          <text:p/>
        </draw:line>
        <draw:rect draw:style-name="gr4" draw:text-style-name="P2" draw:layer="layout" svg:width="1.876cm" svg:height="0.556cm" svg:x="7.786cm" svg:y="8.081cm">
          <text:p text:style-name="P2"><text:span text:style-name="T1">last</text:span></text:p>
        </draw:rect>
        <draw:rect draw:style-name="gr4" draw:text-style-name="P2" draw:layer="layout" svg:width="1.876cm" svg:height="0.556cm" svg:x="7.786cm" svg:y="8.581cm">
          <text:p text:style-name="P2"><text:span text:style-name="T1">size</text:span><text:span text:style-name="T9"> = 3</text:span></text:p>
        </draw:rect>
        <draw:path draw:style-name="gr10" draw:text-style-name="P1" draw:layer="layout" svg:width="6.213cm" svg:height="3.924cm" draw:transform="rotate (-0.701273293451189) translate (12.1945872155742cm 5.40296490815371cm)" svg:viewBox="0 0 6214 3925" svg:d="m0 3925c3994 0 6214-3925 6214-3925">
          <text:p/>
        </draw:path>
        <draw:frame draw:style-name="gr5" draw:text-style-name="P5" draw:layer="layout" svg:width="2.212cm" svg:height="0.963cm" svg:x="14.035cm" svg:y="6.33cm">
          <draw:text-box>
            <text:p text:style-name="P5"><text:span text:style-name="T1">rv</text:span> = “Give”</text:p>
            <text:p text:style-name="P5"><text:span text:style-name="T1">oldfirst</text:span></text:p>
          </draw:text-box>
        </draw:frame>
        <draw:line draw:style-name="gr1" draw:text-style-name="P1" draw:layer="layout" svg:x1="14.22cm" svg:y1="7.011cm" svg:x2="13.127cm" svg:y2="7.588cm">
          <text:p/>
        </draw:line>
        <draw:frame draw:style-name="gr9" draw:text-style-name="P7" draw:layer="layout" svg:width="3.745cm" svg:height="1.205cm" svg:x="1.81cm" svg:y="7.557cm">
          <draw:text-box>
            <text:p text:style-name="P6"><text:span text:style-name="T6">rv = first-&gt;s;</text:span></text:p>
            <text:p text:style-name="P6"><text:span text:style-name="T6"/></text:p>
            <text:p text:style-name="P6"><text:span text:style-name="T6">oldfirst = first;</text:span></text:p>
          </draw:text-box>
        </draw:frame>
        <draw:line draw:style-name="gr1" draw:text-style-name="P1" draw:layer="layout" svg:x1="12.942cm" svg:y1="13.344cm" svg:x2="13.85cm" svg:y2="13.282cm">
          <text:p/>
        </draw:line>
        <draw:line draw:style-name="gr1" draw:text-style-name="P1" draw:layer="layout" svg:x1="15.974cm" svg:y1="14.045cm" svg:x2="16.943cm" svg:y2="14.21cm">
          <text:p/>
        </draw:line>
        <draw:frame draw:style-name="gr8" draw:text-style-name="P5" draw:layer="layout" svg:width="2.516cm" svg:height="1.57cm" svg:x="6.838cm" svg:y="13.509cm">
          <draw:text-box>
            <text:p/>
          </draw:text-box>
        </draw:frame>
        <draw:rect draw:style-name="gr4" draw:text-style-name="P2" draw:layer="layout" svg:width="1.876cm" svg:height="0.556cm" svg:x="7.787cm" svg:y="12.482cm">
          <text:p text:style-name="P2"><text:span text:style-name="T1">first</text:span></text:p>
        </draw:rect>
        <draw:frame draw:style-name="gr5" draw:text-style-name="P3" draw:layer="layout" svg:width="0.989cm" svg:height="0.607cm" svg:x="6.818cm" svg:y="12.482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10.86cm" svg:y="12.482cm">
          <text:p text:style-name="P1"><text:span text:style-name="T1">s</text:span> = “Give”</text:p>
        </draw:rect>
        <draw:rect draw:style-name="gr2" draw:text-style-name="P2" draw:layer="layout" svg:width="2.251cm" svg:height="0.559cm" svg:x="10.86cm" svg:y="13.041cm">
          <text:p text:style-name="P2"><text:span text:style-name="T1">ptr</text:span></text:p>
        </draw:rect>
        <draw:rect draw:style-name="gr2" draw:text-style-name="P1" draw:layer="layout" svg:width="2.251cm" svg:height="0.559cm" svg:x="13.86cm" svg:y="13.282cm">
          <text:p text:style-name="P1"><text:span text:style-name="T1">s</text:span> = “Him”</text:p>
        </draw:rect>
        <draw:rect draw:style-name="gr2" draw:text-style-name="P2" draw:layer="layout" svg:width="2.251cm" svg:height="0.559cm" svg:x="13.86cm" svg:y="13.841cm">
          <text:p text:style-name="P2"><text:span text:style-name="T1">ptr</text:span></text:p>
        </draw:rect>
        <draw:rect draw:style-name="gr2" draw:text-style-name="P1" draw:layer="layout" svg:width="2.256cm" svg:height="0.556cm" svg:x="16.96cm" svg:y="14.182cm">
          <text:p text:style-name="P1"><text:span text:style-name="T1">s</text:span> = “Six”</text:p>
        </draw:rect>
        <draw:rect draw:style-name="gr2" draw:text-style-name="P2" draw:layer="layout" svg:width="2.256cm" svg:height="0.556cm" svg:x="16.96cm" svg:y="14.738cm">
          <text:p text:style-name="P2"><text:span text:style-name="T1">ptr = NULL</text:span></text:p>
        </draw:rect>
        <draw:rect draw:style-name="gr4" draw:text-style-name="P2" draw:layer="layout" svg:width="1.876cm" svg:height="0.556cm" svg:x="7.787cm" svg:y="12.982cm">
          <text:p text:style-name="P2"><text:span text:style-name="T1">last</text:span></text:p>
        </draw:rect>
        <draw:rect draw:style-name="gr4" draw:text-style-name="P2" draw:layer="layout" svg:width="1.876cm" svg:height="0.556cm" svg:x="7.787cm" svg:y="13.482cm">
          <text:p text:style-name="P2"><text:span text:style-name="T1">size</text:span><text:span text:style-name="T9"> = 3</text:span></text:p>
        </draw:rect>
        <draw:path draw:style-name="gr10" draw:text-style-name="P1" draw:layer="layout" svg:width="6.213cm" svg:height="3.924cm" draw:transform="rotate (-0.701273293451189) translate (12.1955872155742cm 10.3039649081537cm)" svg:viewBox="0 0 6214 3925" svg:d="m0 3925c3994 0 6214-3925 6214-3925">
          <text:p/>
        </draw:path>
        <draw:frame draw:style-name="gr5" draw:text-style-name="P5" draw:layer="layout" svg:width="2.212cm" svg:height="0.963cm" svg:x="14.036cm" svg:y="11.231cm">
          <draw:text-box>
            <text:p text:style-name="P5"><text:span text:style-name="T1">rv</text:span> = “Give”</text:p>
            <text:p text:style-name="P5"><text:span text:style-name="T1">oldfirst</text:span></text:p>
          </draw:text-box>
        </draw:frame>
        <draw:line draw:style-name="gr1" draw:text-style-name="P1" draw:layer="layout" svg:x1="14.221cm" svg:y1="11.912cm" svg:x2="13.128cm" svg:y2="12.489cm">
          <text:p/>
        </draw:line>
        <draw:frame draw:style-name="gr9" draw:text-style-name="P7" draw:layer="layout" svg:width="4.701cm" svg:height="0.569cm" svg:x="1.811cm" svg:y="12.458cm">
          <draw:text-box>
            <text:p text:style-name="P6"><text:span text:style-name="T6">first = oldfirst-&gt;ptr;</text:span></text:p>
          </draw:text-box>
        </draw:frame>
        <draw:path draw:style-name="gr10" draw:text-style-name="P1" draw:layer="layout" svg:width="3.133cm" svg:height="2.889cm" draw:transform="rotate (-0.959582022746301) translate (12.0386618444229cm 11.1066140749915cm)" svg:viewBox="0 0 3134 2890" svg:d="m0 2890c2443 0 3134-2890 3134-2890">
          <text:p/>
        </draw:path>
        <draw:line draw:style-name="gr12" draw:text-style-name="P1" draw:layer="layout" svg:x1="12.943cm" svg:y1="17.945cm" svg:x2="13.851cm" svg:y2="17.883cm">
          <text:p/>
        </draw:line>
        <draw:line draw:style-name="gr1" draw:text-style-name="P1" draw:layer="layout" svg:x1="15.975cm" svg:y1="18.646cm" svg:x2="16.944cm" svg:y2="18.811cm">
          <text:p/>
        </draw:line>
        <draw:frame draw:style-name="gr8" draw:text-style-name="P5" draw:layer="layout" svg:width="2.516cm" svg:height="1.57cm" svg:x="6.839cm" svg:y="18.11cm">
          <draw:text-box>
            <text:p/>
          </draw:text-box>
        </draw:frame>
        <draw:rect draw:style-name="gr4" draw:text-style-name="P2" draw:layer="layout" svg:width="1.876cm" svg:height="0.556cm" svg:x="7.788cm" svg:y="17.083cm">
          <text:p text:style-name="P2"><text:span text:style-name="T1">first</text:span></text:p>
        </draw:rect>
        <draw:frame draw:style-name="gr5" draw:text-style-name="P3" draw:layer="layout" svg:width="0.989cm" svg:height="0.607cm" svg:x="6.819cm" svg:y="17.083cm">
          <draw:text-box>
            <text:p text:style-name="P3"><text:span text:style-name="T1">q =</text:span></text:p>
          </draw:text-box>
        </draw:frame>
        <draw:rect draw:style-name="gr11" draw:text-style-name="P1" draw:layer="layout" svg:width="2.251cm" svg:height="0.559cm" svg:x="10.861cm" svg:y="17.083cm">
          <text:p text:style-name="P1"><text:span text:style-name="T1">s</text:span> = “Give”</text:p>
        </draw:rect>
        <draw:rect draw:style-name="gr11" draw:text-style-name="P2" draw:layer="layout" svg:width="2.251cm" svg:height="0.559cm" svg:x="10.861cm" svg:y="17.642cm">
          <text:p text:style-name="P2"><text:span text:style-name="T1">ptr</text:span></text:p>
        </draw:rect>
        <draw:rect draw:style-name="gr2" draw:text-style-name="P1" draw:layer="layout" svg:width="2.251cm" svg:height="0.559cm" svg:x="13.861cm" svg:y="17.883cm">
          <text:p text:style-name="P1"><text:span text:style-name="T1">s</text:span> = “Him”</text:p>
        </draw:rect>
        <draw:rect draw:style-name="gr2" draw:text-style-name="P2" draw:layer="layout" svg:width="2.251cm" svg:height="0.559cm" svg:x="13.861cm" svg:y="18.442cm">
          <text:p text:style-name="P2"><text:span text:style-name="T1">ptr</text:span></text:p>
        </draw:rect>
        <draw:rect draw:style-name="gr2" draw:text-style-name="P1" draw:layer="layout" svg:width="2.256cm" svg:height="0.556cm" svg:x="16.961cm" svg:y="18.783cm">
          <text:p text:style-name="P1"><text:span text:style-name="T1">s</text:span> = “Six”</text:p>
        </draw:rect>
        <draw:rect draw:style-name="gr2" draw:text-style-name="P2" draw:layer="layout" svg:width="2.256cm" svg:height="0.556cm" svg:x="16.961cm" svg:y="19.339cm">
          <text:p text:style-name="P2"><text:span text:style-name="T1">ptr = NULL</text:span></text:p>
        </draw:rect>
        <draw:rect draw:style-name="gr4" draw:text-style-name="P2" draw:layer="layout" svg:width="1.876cm" svg:height="0.556cm" svg:x="7.788cm" svg:y="17.583cm">
          <text:p text:style-name="P2"><text:span text:style-name="T1">last</text:span></text:p>
        </draw:rect>
        <draw:rect draw:style-name="gr4" draw:text-style-name="P2" draw:layer="layout" svg:width="1.876cm" svg:height="0.556cm" svg:x="7.788cm" svg:y="18.083cm">
          <text:p text:style-name="P2"><text:span text:style-name="T1">size</text:span><text:span text:style-name="T9"> = 2</text:span></text:p>
        </draw:rect>
        <draw:path draw:style-name="gr10" draw:text-style-name="P1" draw:layer="layout" svg:width="6.213cm" svg:height="3.924cm" draw:transform="rotate (-0.701273293451189) translate (12.1965872155742cm 14.9049649081537cm)" svg:viewBox="0 0 6214 3925" svg:d="m0 3925c3994 0 6214-3925 6214-3925">
          <text:p/>
        </draw:path>
        <draw:frame draw:style-name="gr5" draw:text-style-name="P5" draw:layer="layout" svg:width="2.212cm" svg:height="0.963cm" svg:x="14.037cm" svg:y="15.832cm">
          <draw:text-box>
            <text:p text:style-name="P5"><text:span text:style-name="T1">rv</text:span> = “Give”</text:p>
            <text:p text:style-name="P5"><text:span text:style-name="T1">oldfirst</text:span></text:p>
          </draw:text-box>
        </draw:frame>
        <draw:line draw:style-name="gr1" draw:text-style-name="P1" draw:layer="layout" svg:x1="14.222cm" svg:y1="16.513cm" svg:x2="13.129cm" svg:y2="17.09cm">
          <text:p/>
        </draw:line>
        <draw:frame draw:style-name="gr9" draw:text-style-name="P7" draw:layer="layout" svg:width="3.554cm" svg:height="1.205cm" svg:x="1.812cm" svg:y="17.059cm">
          <draw:text-box>
            <text:p text:style-name="P6"><text:span text:style-name="T6">delete oldfirst;</text:span></text:p>
            <text:p text:style-name="P6"><text:span text:style-name="T6">…</text:span></text:p>
            <text:p text:style-name="P6"><text:span text:style-name="T6">size--;</text:span></text:p>
          </draw:text-box>
        </draw:frame>
        <draw:path draw:style-name="gr10" draw:text-style-name="P1" draw:layer="layout" svg:width="3.133cm" svg:height="2.889cm" draw:transform="rotate (-0.959582022746301) translate (12.0396618444229cm 15.7076140749915cm)" svg:viewBox="0 0 3134 2890" svg:d="m0 2890c2443 0 3134-2890 3134-2890">
          <text:p/>
        </draw:path>
        <draw:line draw:style-name="gr13" draw:text-style-name="P1" draw:layer="layout" svg:x1="10.971cm" svg:y1="16.787cm" svg:x2="12.806cm" svg:y2="18.313cm">
          <text:p/>
        </draw:line>
        <draw:line draw:style-name="gr13" draw:text-style-name="P1" draw:layer="layout" svg:x1="11.054cm" svg:y1="18.334cm" svg:x2="12.889cm" svg:y2="16.787cm">
          <text:p/>
        </draw:line>
        <draw:line draw:style-name="gr1" draw:text-style-name="P1" draw:layer="layout" svg:x1="9.507cm" svg:y1="21.839cm" svg:x2="10.415cm" svg:y2="21.777cm">
          <text:p/>
        </draw:line>
        <draw:frame draw:style-name="gr8" draw:text-style-name="P5" draw:layer="layout" svg:width="2.516cm" svg:height="1.57cm" svg:x="3.403cm" svg:y="22.004cm">
          <draw:text-box>
            <text:p/>
          </draw:text-box>
        </draw:frame>
        <draw:rect draw:style-name="gr4" draw:text-style-name="P2" draw:layer="layout" svg:width="1.876cm" svg:height="0.556cm" svg:x="4.352cm" svg:y="20.977cm">
          <text:p text:style-name="P2"><text:span text:style-name="T1">first</text:span></text:p>
        </draw:rect>
        <draw:frame draw:style-name="gr5" draw:text-style-name="P3" draw:layer="layout" svg:width="0.989cm" svg:height="0.607cm" svg:x="3.383cm" svg:y="20.977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7.425cm" svg:y="20.977cm">
          <text:p text:style-name="P1"><text:span text:style-name="T1">s</text:span> = “Him”</text:p>
        </draw:rect>
        <draw:rect draw:style-name="gr2" draw:text-style-name="P2" draw:layer="layout" svg:width="2.251cm" svg:height="0.559cm" svg:x="7.425cm" svg:y="21.536cm">
          <text:p text:style-name="P2"><text:span text:style-name="T1">ptr</text:span></text:p>
        </draw:rect>
        <draw:rect draw:style-name="gr2" draw:text-style-name="P1" draw:layer="layout" svg:width="2.251cm" svg:height="0.559cm" svg:x="10.425cm" svg:y="21.777cm">
          <text:p text:style-name="P1"><text:span text:style-name="T1">s</text:span> = “Six”</text:p>
        </draw:rect>
        <draw:rect draw:style-name="gr2" draw:text-style-name="P2" draw:layer="layout" svg:width="2.251cm" svg:height="0.559cm" svg:x="10.425cm" svg:y="22.336cm">
          <text:p text:style-name="P2"><text:span text:style-name="T1">ptr = NULL</text:span></text:p>
        </draw:rect>
        <draw:line draw:style-name="gr1" draw:text-style-name="P1" draw:layer="layout" svg:x1="6.228cm" svg:y1="21.224cm" svg:x2="7.445cm" svg:y2="20.997cm">
          <text:p/>
        </draw:line>
        <draw:rect draw:style-name="gr4" draw:text-style-name="P2" draw:layer="layout" svg:width="1.876cm" svg:height="0.556cm" svg:x="4.352cm" svg:y="21.477cm">
          <text:p text:style-name="P2"><text:span text:style-name="T1">last</text:span></text:p>
        </draw:rect>
        <draw:rect draw:style-name="gr4" draw:text-style-name="P2" draw:layer="layout" svg:width="1.876cm" svg:height="0.556cm" svg:x="4.352cm" svg:y="21.977cm">
          <text:p text:style-name="P2"><text:span text:style-name="T1">size</text:span><text:span text:style-name="T9"> = 2</text:span></text:p>
        </draw:rect>
        <draw:path draw:style-name="gr10" draw:text-style-name="P1" draw:layer="layout" svg:width="3.328cm" svg:height="2.587cm" draw:transform="rotate (-0.729373094408293) translate (7.95270159827423cm 19.8063485419695cm)" svg:viewBox="0 0 3329 2588" svg:d="m0 2588c2351 0 3329-2588 3329-2588">
          <text:p/>
        </draw:path>
      </draw:page>
      <draw:page draw:name="page4" draw:style-name="dp1" draw:master-page-name="Default">
        <draw:line draw:style-name="gr1" draw:text-style-name="P1" draw:layer="layout" svg:x1="15.198cm" svg:y1="8.434cm" svg:x2="16.332cm" svg:y2="8.414cm">
          <text:p/>
        </draw:line>
        <draw:line draw:style-name="gr1" draw:text-style-name="P1" draw:layer="layout" svg:x1="12.162cm" svg:y1="4.244cm" svg:x2="13.07cm" svg:y2="4.182cm">
          <text:p/>
        </draw:line>
        <draw:rect draw:style-name="gr4" draw:text-style-name="P2" draw:layer="layout" svg:width="1.876cm" svg:height="0.556cm" svg:x="7.007cm" svg:y="3.382cm">
          <text:p text:style-name="P2"><text:span text:style-name="T1">first</text:span></text:p>
        </draw:rect>
        <draw:frame draw:style-name="gr5" draw:text-style-name="P3" draw:layer="layout" svg:width="0.989cm" svg:height="0.607cm" svg:x="6.038cm" svg:y="3.382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10.08cm" svg:y="3.382cm">
          <text:p text:style-name="P1"><text:span text:style-name="T1">s</text:span> = “Him”</text:p>
        </draw:rect>
        <draw:rect draw:style-name="gr2" draw:text-style-name="P2" draw:layer="layout" svg:width="2.251cm" svg:height="0.559cm" svg:x="10.08cm" svg:y="3.941cm">
          <text:p text:style-name="P2"><text:span text:style-name="T1">ptr</text:span></text:p>
        </draw:rect>
        <draw:rect draw:style-name="gr2" draw:text-style-name="P1" draw:layer="layout" svg:width="2.251cm" svg:height="0.559cm" svg:x="13.08cm" svg:y="4.182cm">
          <text:p text:style-name="P1"><text:span text:style-name="T1">s</text:span> = “Six”</text:p>
        </draw:rect>
        <draw:rect draw:style-name="gr2" draw:text-style-name="P2" draw:layer="layout" svg:width="2.251cm" svg:height="0.559cm" svg:x="13.08cm" svg:y="4.741cm">
          <text:p text:style-name="P2"><text:span text:style-name="T1">ptr = NULL</text:span></text:p>
        </draw:rect>
        <draw:line draw:style-name="gr1" draw:text-style-name="P1" draw:layer="layout" svg:x1="8.883cm" svg:y1="3.629cm" svg:x2="10.1cm" svg:y2="3.402cm">
          <text:p/>
        </draw:line>
        <draw:rect draw:style-name="gr4" draw:text-style-name="P2" draw:layer="layout" svg:width="1.876cm" svg:height="0.556cm" svg:x="7.007cm" svg:y="3.882cm">
          <text:p text:style-name="P2"><text:span text:style-name="T1">last</text:span></text:p>
        </draw:rect>
        <draw:rect draw:style-name="gr4" draw:text-style-name="P2" draw:layer="layout" svg:width="1.876cm" svg:height="0.556cm" svg:x="7.007cm" svg:y="4.382cm">
          <text:p text:style-name="P2"><text:span text:style-name="T1">size</text:span><text:span text:style-name="T9"> = 2</text:span></text:p>
        </draw:rect>
        <draw:path draw:style-name="gr10" draw:text-style-name="P1" draw:layer="layout" svg:width="3.328cm" svg:height="2.587cm" draw:transform="rotate (-0.729373094408293) translate (10.6077015982742cm 2.21134854196951cm)" svg:viewBox="0 0 3329 2588" svg:d="m0 2588c2351 0 3329-2588 3329-2588">
          <text:p/>
        </draw:path>
        <draw:frame draw:style-name="gr9" draw:text-style-name="P7" draw:layer="layout" svg:width="4.32cm" svg:height="1.205cm" svg:x="1.311cm" svg:y="3.458cm">
          <draw:text-box>
            <text:p text:style-name="P6"><text:span text:style-name="T6">newnode = new Qnode;</text:span></text:p>
            <text:p text:style-name="P6"><text:span text:style-name="T6">newnode-&gt;s = s;</text:span></text:p>
            <text:p text:style-name="P6"><text:span text:style-name="T6">newnode-&gt;ptr = NULL;</text:span></text:p>
          </draw:text-box>
        </draw:frame>
        <draw:rect draw:style-name="gr2" draw:text-style-name="P1" draw:layer="layout" svg:width="2.251cm" svg:height="0.559cm" svg:x="16.381cm" svg:y="4.982cm">
          <text:p text:style-name="P1"><text:span text:style-name="T1">s</text:span> = “Now”</text:p>
        </draw:rect>
        <draw:rect draw:style-name="gr2" draw:text-style-name="P2" draw:layer="layout" svg:width="2.251cm" svg:height="0.559cm" svg:x="16.381cm" svg:y="5.541cm">
          <text:p text:style-name="P2"><text:span text:style-name="T1">ptr = NULL</text:span></text:p>
        </draw:rect>
        <draw:frame draw:style-name="gr5" draw:text-style-name="P3" draw:layer="layout" svg:width="1.836cm" svg:height="0.607cm" svg:x="14.972cm" svg:y="2.949cm">
          <draw:text-box>
            <text:p text:style-name="P5"><text:span text:style-name="T1">newnode</text:span></text:p>
          </draw:text-box>
        </draw:frame>
        <draw:line draw:style-name="gr1" draw:text-style-name="P1" draw:layer="layout" svg:x1="15.755cm" svg:y1="3.403cm" svg:x2="16.415cm" svg:y2="4.97cm">
          <text:p/>
        </draw:line>
        <draw:line draw:style-name="gr1" draw:text-style-name="P1" draw:layer="layout" svg:x1="12.163cm" svg:y1="7.645cm" svg:x2="13.071cm" svg:y2="7.583cm">
          <text:p/>
        </draw:line>
        <draw:rect draw:style-name="gr4" draw:text-style-name="P2" draw:layer="layout" svg:width="1.876cm" svg:height="0.556cm" svg:x="7.008cm" svg:y="6.783cm">
          <text:p text:style-name="P2"><text:span text:style-name="T1">first</text:span></text:p>
        </draw:rect>
        <draw:frame draw:style-name="gr5" draw:text-style-name="P3" draw:layer="layout" svg:width="0.989cm" svg:height="0.607cm" svg:x="6.039cm" svg:y="6.783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10.081cm" svg:y="6.783cm">
          <text:p text:style-name="P1"><text:span text:style-name="T1">s</text:span> = “Him”</text:p>
        </draw:rect>
        <draw:rect draw:style-name="gr2" draw:text-style-name="P2" draw:layer="layout" svg:width="2.251cm" svg:height="0.559cm" svg:x="10.081cm" svg:y="7.342cm">
          <text:p text:style-name="P2"><text:span text:style-name="T1">ptr</text:span></text:p>
        </draw:rect>
        <draw:rect draw:style-name="gr2" draw:text-style-name="P1" draw:layer="layout" svg:width="2.251cm" svg:height="0.559cm" svg:x="13.081cm" svg:y="7.583cm">
          <text:p text:style-name="P1"><text:span text:style-name="T1">s</text:span> = “Six”</text:p>
        </draw:rect>
        <draw:rect draw:style-name="gr2" draw:text-style-name="P2" draw:layer="layout" svg:width="2.251cm" svg:height="0.559cm" svg:x="13.081cm" svg:y="8.142cm">
          <text:p text:style-name="P2"><text:span text:style-name="T1">ptr</text:span></text:p>
        </draw:rect>
        <draw:line draw:style-name="gr1" draw:text-style-name="P1" draw:layer="layout" svg:x1="8.884cm" svg:y1="7.03cm" svg:x2="10.101cm" svg:y2="6.803cm">
          <text:p/>
        </draw:line>
        <draw:rect draw:style-name="gr4" draw:text-style-name="P2" draw:layer="layout" svg:width="1.876cm" svg:height="0.556cm" svg:x="7.008cm" svg:y="7.283cm">
          <text:p text:style-name="P2"><text:span text:style-name="T1">last</text:span></text:p>
        </draw:rect>
        <draw:rect draw:style-name="gr4" draw:text-style-name="P2" draw:layer="layout" svg:width="1.876cm" svg:height="0.556cm" svg:x="7.008cm" svg:y="7.783cm">
          <text:p text:style-name="P2"><text:span text:style-name="T1">size</text:span><text:span text:style-name="T9"> = 2</text:span></text:p>
        </draw:rect>
        <draw:path draw:style-name="gr10" draw:text-style-name="P1" draw:layer="layout" svg:width="3.328cm" svg:height="2.587cm" draw:transform="rotate (-0.729373094408293) translate (10.6087015982742cm 5.61234854196951cm)" svg:viewBox="0 0 3329 2588" svg:d="m0 2588c2351 0 3329-2588 3329-2588">
          <text:p/>
        </draw:path>
        <draw:frame draw:style-name="gr9" draw:text-style-name="P7" draw:layer="layout" svg:width="4.701cm" svg:height="1.841cm" svg:x="1.312cm" svg:y="6.859cm">
          <draw:text-box>
            <text:p text:style-name="P6"><text:span text:style-name="T6">if (last == NULL) {</text:span></text:p>
            <text:p text:style-name="P6"><text:span text:style-name="T6"><text:s text:c="2"/></text:span><text:span text:style-name="T6">first = newnode; <text:s/></text:span></text:p>
            <text:p text:style-name="P6"><text:span text:style-name="T6">} else {</text:span></text:p>
            <text:p text:style-name="P6"><text:span text:style-name="T6"><text:s text:c="2"/></text:span><text:span text:style-name="T6">last-&gt;ptr = newnode;</text:span></text:p>
            <text:p text:style-name="P6"><text:span text:style-name="T6">}</text:span></text:p>
          </draw:text-box>
        </draw:frame>
        <draw:rect draw:style-name="gr2" draw:text-style-name="P1" draw:layer="layout" svg:width="2.251cm" svg:height="0.559cm" svg:x="16.382cm" svg:y="8.383cm">
          <text:p text:style-name="P1"><text:span text:style-name="T1">s</text:span> = “Now”</text:p>
        </draw:rect>
        <draw:rect draw:style-name="gr2" draw:text-style-name="P2" draw:layer="layout" svg:width="2.251cm" svg:height="0.559cm" svg:x="16.382cm" svg:y="8.942cm">
          <text:p text:style-name="P2"><text:span text:style-name="T1">ptr = NULL</text:span></text:p>
        </draw:rect>
        <draw:frame draw:style-name="gr5" draw:text-style-name="P3" draw:layer="layout" svg:width="1.836cm" svg:height="0.607cm" svg:x="14.973cm" svg:y="6.35cm">
          <draw:text-box>
            <text:p text:style-name="P5"><text:span text:style-name="T1">newnode</text:span></text:p>
          </draw:text-box>
        </draw:frame>
        <draw:line draw:style-name="gr1" draw:text-style-name="P1" draw:layer="layout" svg:x1="15.756cm" svg:y1="6.804cm" svg:x2="16.416cm" svg:y2="8.371cm">
          <text:p/>
        </draw:line>
        <draw:line draw:style-name="gr1" draw:text-style-name="P1" draw:layer="layout" svg:x1="15.199cm" svg:y1="12.335cm" svg:x2="16.333cm" svg:y2="12.315cm">
          <text:p/>
        </draw:line>
        <draw:line draw:style-name="gr1" draw:text-style-name="P1" draw:layer="layout" svg:x1="12.164cm" svg:y1="11.546cm" svg:x2="13.072cm" svg:y2="11.484cm">
          <text:p/>
        </draw:line>
        <draw:rect draw:style-name="gr4" draw:text-style-name="P2" draw:layer="layout" svg:width="1.876cm" svg:height="0.556cm" svg:x="7.009cm" svg:y="10.684cm">
          <text:p text:style-name="P2"><text:span text:style-name="T1">first</text:span></text:p>
        </draw:rect>
        <draw:frame draw:style-name="gr5" draw:text-style-name="P3" draw:layer="layout" svg:width="0.989cm" svg:height="0.607cm" svg:x="6.04cm" svg:y="10.684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10.082cm" svg:y="10.684cm">
          <text:p text:style-name="P1"><text:span text:style-name="T1">s</text:span> = “Him”</text:p>
        </draw:rect>
        <draw:rect draw:style-name="gr2" draw:text-style-name="P2" draw:layer="layout" svg:width="2.251cm" svg:height="0.559cm" svg:x="10.082cm" svg:y="11.243cm">
          <text:p text:style-name="P2"><text:span text:style-name="T1">ptr</text:span></text:p>
        </draw:rect>
        <draw:rect draw:style-name="gr2" draw:text-style-name="P1" draw:layer="layout" svg:width="2.251cm" svg:height="0.559cm" svg:x="13.082cm" svg:y="11.484cm">
          <text:p text:style-name="P1"><text:span text:style-name="T1">s</text:span> = “Six”</text:p>
        </draw:rect>
        <draw:rect draw:style-name="gr2" draw:text-style-name="P2" draw:layer="layout" svg:width="2.251cm" svg:height="0.559cm" svg:x="13.082cm" svg:y="12.043cm">
          <text:p text:style-name="P2"><text:span text:style-name="T1">ptr</text:span></text:p>
        </draw:rect>
        <draw:line draw:style-name="gr1" draw:text-style-name="P1" draw:layer="layout" svg:x1="8.885cm" svg:y1="10.931cm" svg:x2="10.102cm" svg:y2="10.704cm">
          <text:p/>
        </draw:line>
        <draw:rect draw:style-name="gr4" draw:text-style-name="P2" draw:layer="layout" svg:width="1.876cm" svg:height="0.556cm" svg:x="7.009cm" svg:y="11.184cm">
          <text:p text:style-name="P2"><text:span text:style-name="T1">last</text:span></text:p>
        </draw:rect>
        <draw:rect draw:style-name="gr4" draw:text-style-name="P2" draw:layer="layout" svg:width="1.876cm" svg:height="0.556cm" svg:x="7.009cm" svg:y="11.684cm">
          <text:p text:style-name="P2"><text:span text:style-name="T1">size</text:span><text:span text:style-name="T9"> = 3</text:span></text:p>
        </draw:rect>
        <draw:frame draw:style-name="gr9" draw:text-style-name="P7" draw:layer="layout" svg:width="3.364cm" svg:height="0.887cm" svg:x="1.313cm" svg:y="10.76cm">
          <draw:text-box>
            <text:p text:style-name="P6"><text:span text:style-name="T6">last = newnode;</text:span></text:p>
            <text:p text:style-name="P6"><text:span text:style-name="T6">size++;</text:span></text:p>
          </draw:text-box>
        </draw:frame>
        <draw:rect draw:style-name="gr2" draw:text-style-name="P1" draw:layer="layout" svg:width="2.251cm" svg:height="0.559cm" svg:x="16.383cm" svg:y="12.284cm">
          <text:p text:style-name="P1"><text:span text:style-name="T1">s</text:span> = “Now”</text:p>
        </draw:rect>
        <draw:rect draw:style-name="gr2" draw:text-style-name="P2" draw:layer="layout" svg:width="2.251cm" svg:height="0.559cm" svg:x="16.383cm" svg:y="12.843cm">
          <text:p text:style-name="P2"><text:span text:style-name="T1">ptr = NULL</text:span></text:p>
        </draw:rect>
        <draw:frame draw:style-name="gr5" draw:text-style-name="P3" draw:layer="layout" svg:width="1.836cm" svg:height="0.607cm" svg:x="14.974cm" svg:y="10.251cm">
          <draw:text-box>
            <text:p text:style-name="P5"><text:span text:style-name="T1">newnode</text:span></text:p>
          </draw:text-box>
        </draw:frame>
        <draw:line draw:style-name="gr1" draw:text-style-name="P1" draw:layer="layout" svg:x1="15.757cm" svg:y1="10.705cm" svg:x2="16.417cm" svg:y2="12.272cm">
          <text:p/>
        </draw:line>
        <draw:path draw:style-name="gr10" draw:text-style-name="P1" draw:layer="layout" svg:width="5.117cm" svg:height="5.558cm" draw:transform="rotate (-0.982794901797822) translate (13.5137778844917cm 8.38215595168771cm)" svg:viewBox="0 0 5118 5559" svg:d="m0 5559c3272 0 5118-5559 5118-5559">
          <text:p/>
        </draw:path>
        <draw:line draw:style-name="gr1" draw:text-style-name="P1" draw:layer="layout" svg:x1="13.099cm" svg:y1="16.136cm" svg:x2="14.233cm" svg:y2="16.116cm">
          <text:p/>
        </draw:line>
        <draw:line draw:style-name="gr1" draw:text-style-name="P1" draw:layer="layout" svg:x1="10.064cm" svg:y1="15.347cm" svg:x2="10.972cm" svg:y2="15.285cm">
          <text:p/>
        </draw:line>
        <draw:rect draw:style-name="gr4" draw:text-style-name="P2" draw:layer="layout" svg:width="1.876cm" svg:height="0.556cm" svg:x="4.909cm" svg:y="14.485cm">
          <text:p text:style-name="P2"><text:span text:style-name="T1">first</text:span></text:p>
        </draw:rect>
        <draw:frame draw:style-name="gr5" draw:text-style-name="P3" draw:layer="layout" svg:width="0.989cm" svg:height="0.607cm" svg:x="3.94cm" svg:y="14.485cm">
          <draw:text-box>
            <text:p text:style-name="P3"><text:span text:style-name="T1">q =</text:span></text:p>
          </draw:text-box>
        </draw:frame>
        <draw:rect draw:style-name="gr2" draw:text-style-name="P1" draw:layer="layout" svg:width="2.251cm" svg:height="0.559cm" svg:x="7.982cm" svg:y="14.485cm">
          <text:p text:style-name="P1"><text:span text:style-name="T1">s</text:span> = “Him”</text:p>
        </draw:rect>
        <draw:rect draw:style-name="gr2" draw:text-style-name="P2" draw:layer="layout" svg:width="2.251cm" svg:height="0.559cm" svg:x="7.982cm" svg:y="15.044cm">
          <text:p text:style-name="P2"><text:span text:style-name="T1">ptr</text:span></text:p>
        </draw:rect>
        <draw:rect draw:style-name="gr2" draw:text-style-name="P1" draw:layer="layout" svg:width="2.251cm" svg:height="0.559cm" svg:x="10.982cm" svg:y="15.285cm">
          <text:p text:style-name="P1"><text:span text:style-name="T1">s</text:span> = “Six”</text:p>
        </draw:rect>
        <draw:rect draw:style-name="gr2" draw:text-style-name="P2" draw:layer="layout" svg:width="2.251cm" svg:height="0.559cm" svg:x="10.982cm" svg:y="15.844cm">
          <text:p text:style-name="P2"><text:span text:style-name="T1">ptr</text:span></text:p>
        </draw:rect>
        <draw:line draw:style-name="gr1" draw:text-style-name="P1" draw:layer="layout" svg:x1="6.785cm" svg:y1="14.732cm" svg:x2="8.002cm" svg:y2="14.505cm">
          <text:p/>
        </draw:line>
        <draw:rect draw:style-name="gr4" draw:text-style-name="P2" draw:layer="layout" svg:width="1.876cm" svg:height="0.556cm" svg:x="4.909cm" svg:y="14.985cm">
          <text:p text:style-name="P2"><text:span text:style-name="T1">last</text:span></text:p>
        </draw:rect>
        <draw:rect draw:style-name="gr4" draw:text-style-name="P2" draw:layer="layout" svg:width="1.876cm" svg:height="0.556cm" svg:x="4.909cm" svg:y="15.485cm">
          <text:p text:style-name="P2"><text:span text:style-name="T1">size</text:span><text:span text:style-name="T9"> = 3</text:span></text:p>
        </draw:rect>
        <draw:rect draw:style-name="gr2" draw:text-style-name="P1" draw:layer="layout" svg:width="2.251cm" svg:height="0.559cm" svg:x="14.283cm" svg:y="16.085cm">
          <text:p text:style-name="P1"><text:span text:style-name="T1">s</text:span> = “Now”</text:p>
        </draw:rect>
        <draw:rect draw:style-name="gr2" draw:text-style-name="P2" draw:layer="layout" svg:width="2.251cm" svg:height="0.559cm" svg:x="14.283cm" svg:y="16.644cm">
          <text:p text:style-name="P2"><text:span text:style-name="T1">ptr = NULL</text:span></text:p>
        </draw:rect>
        <draw:path draw:style-name="gr10" draw:text-style-name="P1" draw:layer="layout" svg:width="5.117cm" svg:height="5.558cm" draw:transform="rotate (-0.982794901797821) translate (11.4137778844917cm 12.1831559516877cm)" svg:viewBox="0 0 5118 5559" svg:d="m0 5559c3272 0 5118-5559 5118-5559">
          <text:p/>
        </draw:path>
        <draw:line draw:style-name="gr1" draw:text-style-name="P1" draw:layer="layout" svg:x1="6.063cm" svg:y1="20.604cm" svg:x2="7.485cm" svg:y2="21.676cm">
          <text:p/>
        </draw:line>
        <draw:rect draw:style-name="gr2" draw:text-style-name="P2" draw:layer="layout" svg:width="1.876cm" svg:height="0.556cm" svg:x="7.46cm" svg:y="21.655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3.357cm" svg:y="20.158cm">
          <draw:text-box>
            <text:p text:style-name="P3"><text:span text:style-name="T1">l =</text:span></text:p>
          </draw:text-box>
        </draw:frame>
        <draw:rect draw:style-name="gr2" draw:text-style-name="P2" draw:layer="layout" svg:width="1.876cm" svg:height="0.556cm" svg:x="7.46cm" svg:y="22.155cm">
          <text:p text:style-name="P2"><text:span text:style-name="T1">flink</text:span></text:p>
        </draw:rect>
        <draw:rect draw:style-name="gr2" draw:text-style-name="P2" draw:layer="layout" svg:width="1.876cm" svg:height="0.556cm" svg:x="7.46cm" svg:y="22.655cm">
          <text:p text:style-name="P2">blink</text:p>
        </draw:rect>
        <draw:rect draw:style-name="gr4" draw:text-style-name="P2" draw:layer="layout" svg:width="1.876cm" svg:height="0.556cm" svg:x="4.26cm" svg:y="20.355cm">
          <text:p text:style-name="P2"><text:span text:style-name="T1">sentinel</text:span></text:p>
        </draw:rect>
        <draw:rect draw:style-name="gr4" draw:text-style-name="P2" draw:layer="layout" svg:width="1.876cm" svg:height="0.556cm" svg:x="4.26cm" svg:y="20.855cm">
          <text:p text:style-name="P2"><text:span text:style-name="T1">size</text:span><text:span text:style-name="T9"> = 0</text:span></text:p>
        </draw:rect>
        <draw:path draw:style-name="gr10" draw:text-style-name="P1" draw:layer="layout" svg:width="1.044cm" svg:height="0.478cm" draw:transform="skewX (0.128456232946758) rotate (0.904429618383291) translate (9.00459051842533cm 22.1131507660673cm)" svg:viewBox="0 0 1045 479" svg:d="m0 479c1972-2 547-479 547-479">
          <text:p/>
        </draw:path>
        <draw:path draw:style-name="gr10" draw:text-style-name="P1" draw:layer="layout" svg:width="1.043cm" svg:height="0.925cm" draw:transform="rotate (-2.61136162683342) translate (7.93513985365107cm 22.7205635942354cm)" svg:viewBox="0 0 1044 926" svg:d="m543 0c1386 0-543 926-543 926">
          <text:p/>
        </draw:path>
      </draw:page>
      <draw:page draw:name="page5" draw:style-name="dp1" draw:master-page-name="Default">
        <draw:line draw:style-name="gr1" draw:text-style-name="P1" draw:layer="layout" svg:x1="11.378cm" svg:y1="14.718cm" svg:x2="16.286cm" svg:y2="14.223cm">
          <text:p/>
        </draw:line>
        <draw:line draw:style-name="gr1" draw:text-style-name="P1" draw:layer="layout" svg:x1="16.451cm" svg:y1="15.255cm" svg:x2="11.57cm" svg:y2="14.009cm">
          <text:p/>
        </draw:line>
        <draw:line draw:style-name="gr1" draw:text-style-name="P1" draw:layer="layout" svg:x1="4.61cm" svg:y1="2.331cm" svg:x2="6.032cm" svg:y2="3.403cm">
          <text:p/>
        </draw:line>
        <draw:line draw:style-name="gr1" draw:text-style-name="P1" draw:layer="layout" svg:x1="14.899cm" svg:y1="4.145cm" svg:x2="16.528cm" svg:y2="3.382cm">
          <text:p/>
        </draw:line>
        <draw:line draw:style-name="gr1" draw:text-style-name="P1" draw:layer="layout" svg:x1="16.57cm" svg:y1="4.64cm" svg:x2="14.982cm" svg:y2="3.382cm">
          <text:p/>
        </draw:line>
        <draw:line draw:style-name="gr1" draw:text-style-name="P1" draw:layer="layout" svg:x1="13.167cm" svg:y1="4.62cm" svg:x2="11.662cm" svg:y2="3.382cm">
          <text:p/>
        </draw:line>
        <draw:line draw:style-name="gr1" draw:text-style-name="P1" draw:layer="layout" svg:x1="9.826cm" svg:y1="4.62cm" svg:x2="7.888cm" svg:y2="3.382cm">
          <text:p/>
        </draw:line>
        <draw:line draw:style-name="gr1" draw:text-style-name="P1" draw:layer="layout" svg:x1="11.641cm" svg:y1="4.145cm" svg:x2="13.085cm" svg:y2="3.403cm">
          <text:p/>
        </draw:line>
        <draw:rect draw:style-name="gr2" draw:text-style-name="P2" draw:layer="layout" svg:width="1.876cm" svg:height="0.556cm" svg:x="6.007cm" svg:y="3.382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904cm" svg:y="1.885cm">
          <draw:text-box>
            <text:p text:style-name="P3"><text:span text:style-name="T1">l =</text:span></text:p>
          </draw:text-box>
        </draw:frame>
        <draw:line draw:style-name="gr1" draw:text-style-name="P1" draw:layer="layout" svg:x1="7.904cm" svg:y1="4.125cm" svg:x2="9.764cm" svg:y2="3.382cm">
          <text:p/>
        </draw:line>
        <draw:rect draw:style-name="gr2" draw:text-style-name="P2" draw:layer="layout" svg:width="1.876cm" svg:height="0.556cm" svg:x="6.007cm" svg:y="3.882cm">
          <text:p text:style-name="P2"><text:span text:style-name="T1">flink</text:span></text:p>
        </draw:rect>
        <draw:rect draw:style-name="gr2" draw:text-style-name="P2" draw:layer="layout" svg:width="1.876cm" svg:height="0.556cm" svg:x="6.007cm" svg:y="4.382cm">
          <text:p text:style-name="P2">blink</text:p>
        </draw:rect>
        <draw:rect draw:style-name="gr3" draw:text-style-name="P1" draw:layer="layout" svg:width="4.636cm" svg:height="0.825cm" svg:x="7.108cm" svg:y="1.576cm">
          <text:p/>
        </draw:rect>
        <draw:rect draw:style-name="gr6" draw:text-style-name="P1" draw:layer="layout" svg:width="0.433cm" svg:height="0.454cm" svg:x="9.745cm" svg:y="1.761cm">
          <text:p/>
        </draw:rect>
        <draw:frame draw:style-name="gr5" draw:text-style-name="P4" draw:layer="layout" svg:width="1.442cm" svg:height="0.607cm" svg:x="10.198cm" svg:y="1.685cm">
          <draw:text-box>
            <text:p text:style-name="P4"><text:span text:style-name="T2">Dnode</text:span></text:p>
          </draw:text-box>
        </draw:frame>
        <draw:rect draw:style-name="gr7" draw:text-style-name="P1" draw:layer="layout" svg:width="0.433cm" svg:height="0.454cm" svg:x="7.545cm" svg:y="1.761cm">
          <text:p/>
        </draw:rect>
        <draw:frame draw:style-name="gr5" draw:text-style-name="P4" draw:layer="layout" svg:width="1.188cm" svg:height="0.607cm" svg:x="7.998cm" svg:y="1.685cm">
          <draw:text-box>
            <text:p text:style-name="P4"><text:span text:style-name="T2">Dlist</text:span></text:p>
          </draw:text-box>
        </draw:frame>
        <draw:rect draw:style-name="gr4" draw:text-style-name="P2" draw:layer="layout" svg:width="1.876cm" svg:height="0.556cm" svg:x="2.807cm" svg:y="2.082cm">
          <text:p text:style-name="P2"><text:span text:style-name="T1">sentinel</text:span></text:p>
        </draw:rect>
        <draw:rect draw:style-name="gr4" draw:text-style-name="P2" draw:layer="layout" svg:width="1.876cm" svg:height="0.556cm" svg:x="2.807cm" svg:y="2.582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807cm" svg:y="3.382cm">
          <text:p text:style-name="P2"><text:span text:style-name="T1">s</text:span><text:span text:style-name="T9"> = “Give”</text:span></text:p>
        </draw:rect>
        <draw:rect draw:style-name="gr2" draw:text-style-name="P2" draw:layer="layout" svg:width="1.876cm" svg:height="0.556cm" svg:x="9.807cm" svg:y="3.882cm">
          <text:p text:style-name="P2"><text:span text:style-name="T1">flink</text:span></text:p>
        </draw:rect>
        <draw:rect draw:style-name="gr2" draw:text-style-name="P2" draw:layer="layout" svg:width="1.876cm" svg:height="0.556cm" svg:x="9.807cm" svg:y="4.382cm">
          <text:p text:style-name="P2">blink</text:p>
        </draw:rect>
        <draw:rect draw:style-name="gr2" draw:text-style-name="P2" draw:layer="layout" svg:width="1.876cm" svg:height="0.556cm" svg:x="13.107cm" svg:y="3.382cm">
          <text:p text:style-name="P2"><text:span text:style-name="T1">s</text:span><text:span text:style-name="T9"> = “Him”</text:span></text:p>
        </draw:rect>
        <draw:rect draw:style-name="gr2" draw:text-style-name="P2" draw:layer="layout" svg:width="1.876cm" svg:height="0.556cm" svg:x="13.107cm" svg:y="3.882cm">
          <text:p text:style-name="P2"><text:span text:style-name="T1">flink</text:span></text:p>
        </draw:rect>
        <draw:rect draw:style-name="gr2" draw:text-style-name="P2" draw:layer="layout" svg:width="1.876cm" svg:height="0.556cm" svg:x="13.107cm" svg:y="4.382cm">
          <text:p text:style-name="P2">blink</text:p>
        </draw:rect>
        <draw:rect draw:style-name="gr2" draw:text-style-name="P2" draw:layer="layout" svg:width="1.876cm" svg:height="0.556cm" svg:x="16.507cm" svg:y="3.382cm">
          <text:p text:style-name="P2"><text:span text:style-name="T1">s</text:span><text:span text:style-name="T9"> = “Six”</text:span></text:p>
        </draw:rect>
        <draw:rect draw:style-name="gr2" draw:text-style-name="P2" draw:layer="layout" svg:width="1.876cm" svg:height="0.556cm" svg:x="16.507cm" svg:y="3.882cm">
          <text:p text:style-name="P2"><text:span text:style-name="T1">flink</text:span></text:p>
        </draw:rect>
        <draw:rect draw:style-name="gr2" draw:text-style-name="P2" draw:layer="layout" svg:width="1.876cm" svg:height="0.556cm" svg:x="16.507cm" svg:y="4.382cm">
          <text:p text:style-name="P2">blink</text:p>
        </draw:rect>
        <draw:path draw:style-name="gr10" draw:text-style-name="P1" draw:layer="layout" svg:width="14.787cm" svg:height="7.903cm" draw:transform="rotate (-0.447676953136461) translate (6.20674796285217cm -1.70802734419714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skewX (-4.66713266943513E-017) rotate (-2.78973427638721) translate (20.4187144275876cm 5.44416887090188cm)" svg:viewBox="0 0 13993 5704" svg:d="m13264 5704c1736 0-173-1205-173-1205l-12253-4499-838 725 1209 1916">
          <text:p/>
        </draw:path>
        <draw:line draw:style-name="gr1" draw:text-style-name="P1" draw:layer="layout" svg:x1="4.439cm" svg:y1="7.722cm" svg:x2="5.861cm" svg:y2="8.794cm">
          <text:p/>
        </draw:line>
        <draw:line draw:style-name="gr1" draw:text-style-name="P1" draw:layer="layout" svg:x1="11.377cm" svg:y1="9.517cm" svg:x2="16.285cm" svg:y2="9.022cm">
          <text:p/>
        </draw:line>
        <draw:line draw:style-name="gr1" draw:text-style-name="P1" draw:layer="layout" svg:x1="16.45cm" svg:y1="10.054cm" svg:x2="11.57cm" svg:y2="8.834cm">
          <text:p/>
        </draw:line>
        <draw:line draw:style-name="gr1" draw:text-style-name="P1" draw:layer="layout" svg:x1="9.655cm" svg:y1="10.011cm" svg:x2="7.717cm" svg:y2="8.773cm">
          <text:p/>
        </draw:line>
        <draw:rect draw:style-name="gr2" draw:text-style-name="P2" draw:layer="layout" svg:width="1.876cm" svg:height="0.556cm" svg:x="5.836cm" svg:y="8.773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733cm" svg:y="7.376cm">
          <draw:text-box>
            <text:p text:style-name="P3"><text:span text:style-name="T1">l =</text:span></text:p>
          </draw:text-box>
        </draw:frame>
        <draw:line draw:style-name="gr1" draw:text-style-name="P1" draw:layer="layout" svg:x1="7.733cm" svg:y1="9.516cm" svg:x2="9.593cm" svg:y2="8.773cm">
          <text:p/>
        </draw:line>
        <draw:rect draw:style-name="gr2" draw:text-style-name="P2" draw:layer="layout" svg:width="1.876cm" svg:height="0.556cm" svg:x="5.836cm" svg:y="9.273cm">
          <text:p text:style-name="P2"><text:span text:style-name="T1">flink</text:span></text:p>
        </draw:rect>
        <draw:rect draw:style-name="gr2" draw:text-style-name="P2" draw:layer="layout" svg:width="1.876cm" svg:height="0.556cm" svg:x="5.836cm" svg:y="9.773cm">
          <text:p text:style-name="P2">blink</text:p>
        </draw:rect>
        <draw:rect draw:style-name="gr4" draw:text-style-name="P2" draw:layer="layout" svg:width="1.876cm" svg:height="0.556cm" svg:x="2.636cm" svg:y="7.473cm">
          <text:p text:style-name="P2"><text:span text:style-name="T1">sentinel</text:span></text:p>
        </draw:rect>
        <draw:rect draw:style-name="gr4" draw:text-style-name="P2" draw:layer="layout" svg:width="1.876cm" svg:height="0.556cm" svg:x="2.636cm" svg:y="7.973cm">
          <text:p text:style-name="P2"><text:span text:style-name="T1">size</text:span><text:span text:style-name="T9"> = 2</text:span></text:p>
        </draw:rect>
        <draw:rect draw:style-name="gr2" draw:text-style-name="P2" draw:layer="layout" svg:width="1.876cm" svg:height="0.556cm" svg:x="9.636cm" svg:y="8.773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636cm" svg:y="9.273cm">
          <text:p text:style-name="P2"><text:span text:style-name="T1">flink</text:span></text:p>
        </draw:rect>
        <draw:rect draw:style-name="gr2" draw:text-style-name="P2" draw:layer="layout" svg:width="1.876cm" svg:height="0.556cm" svg:x="9.636cm" svg:y="9.773cm">
          <text:p text:style-name="P2">blink</text:p>
        </draw:rect>
        <draw:rect draw:style-name="gr2" draw:text-style-name="P2" draw:layer="layout" svg:width="1.876cm" svg:height="0.556cm" svg:x="16.336cm" svg:y="8.773cm">
          <text:p text:style-name="P10"><text:span text:style-name="T11">s</text:span><text:span text:style-name="T2"> = “Eileen”</text:span></text:p>
        </draw:rect>
        <draw:rect draw:style-name="gr2" draw:text-style-name="P2" draw:layer="layout" svg:width="1.876cm" svg:height="0.556cm" svg:x="16.336cm" svg:y="9.273cm">
          <text:p text:style-name="P2"><text:span text:style-name="T1">flink</text:span></text:p>
        </draw:rect>
        <draw:rect draw:style-name="gr2" draw:text-style-name="P2" draw:layer="layout" svg:width="1.876cm" svg:height="0.556cm" svg:x="16.336cm" svg:y="9.773cm">
          <text:p text:style-name="P2">blink</text:p>
        </draw:rect>
        <draw:path draw:style-name="gr10" draw:text-style-name="P1" draw:layer="layout" svg:width="14.787cm" svg:height="7.903cm" draw:transform="rotate (-0.447676953136461) translate (6.03574796285217cm 3.68297265580286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skewX (-4.66713266943513E-017) rotate (-2.78973427638721) translate (20.2477144275876cm 10.835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3.427cm" svg:y="7.648cm">
          <draw:text-box>
            <text:p text:style-name="P3"><text:span text:style-name="T1">d</text:span></text:p>
          </draw:text-box>
        </draw:frame>
        <draw:line draw:style-name="gr1" draw:text-style-name="P1" draw:layer="layout" svg:x1="13.934cm" svg:y1="7.909cm" svg:x2="16.326cm" svg:y2="8.775cm">
          <text:p/>
        </draw:line>
        <draw:line draw:style-name="gr1" draw:text-style-name="P1" draw:layer="layout" svg:x1="4.44cm" svg:y1="12.923cm" svg:x2="5.862cm" svg:y2="13.995cm">
          <text:p/>
        </draw:line>
        <draw:line draw:style-name="gr1" draw:text-style-name="P1" draw:layer="layout" svg:x1="9.656cm" svg:y1="15.212cm" svg:x2="7.718cm" svg:y2="13.974cm">
          <text:p/>
        </draw:line>
        <draw:rect draw:style-name="gr2" draw:text-style-name="P2" draw:layer="layout" svg:width="1.876cm" svg:height="0.556cm" svg:x="5.837cm" svg:y="13.974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734cm" svg:y="12.577cm">
          <draw:text-box>
            <text:p text:style-name="P3"><text:span text:style-name="T1">l =</text:span></text:p>
          </draw:text-box>
        </draw:frame>
        <draw:line draw:style-name="gr1" draw:text-style-name="P1" draw:layer="layout" svg:x1="7.734cm" svg:y1="14.717cm" svg:x2="9.594cm" svg:y2="13.974cm">
          <text:p/>
        </draw:line>
        <draw:rect draw:style-name="gr2" draw:text-style-name="P2" draw:layer="layout" svg:width="1.876cm" svg:height="0.556cm" svg:x="5.837cm" svg:y="14.474cm">
          <text:p text:style-name="P2"><text:span text:style-name="T1">flink</text:span></text:p>
        </draw:rect>
        <draw:rect draw:style-name="gr2" draw:text-style-name="P2" draw:layer="layout" svg:width="1.876cm" svg:height="0.556cm" svg:x="5.837cm" svg:y="14.974cm">
          <text:p text:style-name="P2">blink</text:p>
        </draw:rect>
        <draw:rect draw:style-name="gr4" draw:text-style-name="P2" draw:layer="layout" svg:width="1.876cm" svg:height="0.556cm" svg:x="2.637cm" svg:y="12.674cm">
          <text:p text:style-name="P2"><text:span text:style-name="T1">sentinel</text:span></text:p>
        </draw:rect>
        <draw:rect draw:style-name="gr4" draw:text-style-name="P2" draw:layer="layout" svg:width="1.876cm" svg:height="0.556cm" svg:x="2.637cm" svg:y="13.174cm">
          <text:p text:style-name="P2"><text:span text:style-name="T1">size</text:span><text:span text:style-name="T9"> = 2</text:span></text:p>
        </draw:rect>
        <draw:rect draw:style-name="gr2" draw:text-style-name="P2" draw:layer="layout" svg:width="1.876cm" svg:height="0.556cm" svg:x="9.637cm" svg:y="13.974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637cm" svg:y="14.474cm">
          <text:p text:style-name="P2"><text:span text:style-name="T1">flink</text:span></text:p>
        </draw:rect>
        <draw:rect draw:style-name="gr2" draw:text-style-name="P2" draw:layer="layout" svg:width="1.876cm" svg:height="0.556cm" svg:x="9.637cm" svg:y="14.974cm">
          <text:p text:style-name="P2">blink</text:p>
        </draw:rect>
        <draw:rect draw:style-name="gr2" draw:text-style-name="P2" draw:layer="layout" svg:width="1.876cm" svg:height="0.556cm" svg:x="16.337cm" svg:y="13.974cm">
          <text:p text:style-name="P10"><text:span text:style-name="T11">s</text:span><text:span text:style-name="T2"> = “Eileen”</text:span></text:p>
        </draw:rect>
        <draw:rect draw:style-name="gr2" draw:text-style-name="P2" draw:layer="layout" svg:width="1.876cm" svg:height="0.556cm" svg:x="16.337cm" svg:y="14.474cm">
          <text:p text:style-name="P2"><text:span text:style-name="T1">flink</text:span></text:p>
        </draw:rect>
        <draw:rect draw:style-name="gr2" draw:text-style-name="P2" draw:layer="layout" svg:width="1.876cm" svg:height="0.556cm" svg:x="16.337cm" svg:y="14.974cm">
          <text:p text:style-name="P2">blink</text:p>
        </draw:rect>
        <draw:path draw:style-name="gr10" draw:text-style-name="P1" draw:layer="layout" svg:width="14.787cm" svg:height="7.903cm" draw:transform="rotate (-0.447676953136461) translate (6.03674796285217cm 8.88397265580286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2487144275876cm 16.036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5.47cm" svg:y="12.664cm">
          <draw:text-box>
            <text:p text:style-name="P3"><text:span text:style-name="T1">d</text:span></text:p>
          </draw:text-box>
        </draw:frame>
        <draw:line draw:style-name="gr1" draw:text-style-name="P1" draw:layer="layout" svg:x1="15.893cm" svg:y1="13.13cm" svg:x2="16.327cm" svg:y2="13.976cm">
          <text:p/>
        </draw:line>
        <draw:frame draw:style-name="gr5" draw:text-style-name="P3" draw:layer="layout" svg:width="1.184cm" svg:height="0.607cm" svg:x="8.19cm" svg:y="12.808cm">
          <draw:text-box>
            <text:p text:style-name="P3"><text:span text:style-name="T1">prev</text:span></text:p>
          </draw:text-box>
        </draw:frame>
        <draw:line draw:style-name="gr1" draw:text-style-name="P1" draw:layer="layout" svg:x1="9.108cm" svg:y1="13.171cm" svg:x2="9.646cm" svg:y2="13.997cm">
          <text:p/>
        </draw:line>
        <draw:rect draw:style-name="gr2" draw:text-style-name="P2" draw:layer="layout" svg:width="1.876cm" svg:height="0.556cm" svg:x="12.79cm" svg:y="12.51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2.79cm" svg:y="13.01cm">
          <text:p text:style-name="P2"><text:span text:style-name="T1">flink</text:span></text:p>
        </draw:rect>
        <draw:rect draw:style-name="gr2" draw:text-style-name="P2" draw:layer="layout" svg:width="1.876cm" svg:height="0.556cm" svg:x="12.79cm" svg:y="13.51cm">
          <text:p text:style-name="P2">blink</text:p>
        </draw:rect>
        <draw:frame draw:style-name="gr5" draw:text-style-name="P3" draw:layer="layout" svg:width="1.836cm" svg:height="0.607cm" svg:x="9.668cm" svg:y="12.356cm">
          <draw:text-box>
            <text:p text:style-name="P3"><text:span text:style-name="T1">newnode</text:span></text:p>
          </draw:text-box>
        </draw:frame>
        <draw:line draw:style-name="gr1" draw:text-style-name="P1" draw:layer="layout" svg:x1="11.294cm" svg:y1="12.677cm" svg:x2="12.738cm" svg:y2="12.532cm">
          <text:p/>
        </draw:line>
        <draw:line draw:style-name="gr1" draw:text-style-name="P1" draw:layer="layout" svg:x1="4.611cm" svg:y1="22.587cm" svg:x2="6.033cm" svg:y2="23.659cm">
          <text:p/>
        </draw:line>
        <draw:line draw:style-name="gr1" draw:text-style-name="P1" draw:layer="layout" svg:x1="14.9cm" svg:y1="24.401cm" svg:x2="16.529cm" svg:y2="23.638cm">
          <text:p/>
        </draw:line>
        <draw:line draw:style-name="gr1" draw:text-style-name="P1" draw:layer="layout" svg:x1="16.571cm" svg:y1="24.896cm" svg:x2="14.983cm" svg:y2="23.638cm">
          <text:p/>
        </draw:line>
        <draw:line draw:style-name="gr1" draw:text-style-name="P1" draw:layer="layout" svg:x1="13.168cm" svg:y1="24.876cm" svg:x2="11.663cm" svg:y2="23.638cm">
          <text:p/>
        </draw:line>
        <draw:line draw:style-name="gr1" draw:text-style-name="P1" draw:layer="layout" svg:x1="9.827cm" svg:y1="24.876cm" svg:x2="7.889cm" svg:y2="23.638cm">
          <text:p/>
        </draw:line>
        <draw:line draw:style-name="gr1" draw:text-style-name="P1" draw:layer="layout" svg:x1="11.642cm" svg:y1="24.401cm" svg:x2="13.086cm" svg:y2="23.659cm">
          <text:p/>
        </draw:line>
        <draw:rect draw:style-name="gr2" draw:text-style-name="P2" draw:layer="layout" svg:width="1.876cm" svg:height="0.556cm" svg:x="6.008cm" svg:y="23.638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905cm" svg:y="22.141cm">
          <draw:text-box>
            <text:p text:style-name="P3"><text:span text:style-name="T1">l =</text:span></text:p>
          </draw:text-box>
        </draw:frame>
        <draw:line draw:style-name="gr1" draw:text-style-name="P1" draw:layer="layout" svg:x1="7.905cm" svg:y1="24.381cm" svg:x2="9.765cm" svg:y2="23.638cm">
          <text:p/>
        </draw:line>
        <draw:rect draw:style-name="gr2" draw:text-style-name="P2" draw:layer="layout" svg:width="1.876cm" svg:height="0.556cm" svg:x="6.008cm" svg:y="24.138cm">
          <text:p text:style-name="P2"><text:span text:style-name="T1">flink</text:span></text:p>
        </draw:rect>
        <draw:rect draw:style-name="gr2" draw:text-style-name="P2" draw:layer="layout" svg:width="1.876cm" svg:height="0.556cm" svg:x="6.008cm" svg:y="24.638cm">
          <text:p text:style-name="P2">blink</text:p>
        </draw:rect>
        <draw:rect draw:style-name="gr4" draw:text-style-name="P2" draw:layer="layout" svg:width="1.876cm" svg:height="0.556cm" svg:x="2.808cm" svg:y="22.338cm">
          <text:p text:style-name="P2"><text:span text:style-name="T1">sentinel</text:span></text:p>
        </draw:rect>
        <draw:rect draw:style-name="gr4" draw:text-style-name="P2" draw:layer="layout" svg:width="1.876cm" svg:height="0.556cm" svg:x="2.808cm" svg:y="22.838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808cm" svg:y="23.638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808cm" svg:y="24.138cm">
          <text:p text:style-name="P2"><text:span text:style-name="T1">flink</text:span></text:p>
        </draw:rect>
        <draw:rect draw:style-name="gr2" draw:text-style-name="P2" draw:layer="layout" svg:width="1.876cm" svg:height="0.556cm" svg:x="9.808cm" svg:y="24.638cm">
          <text:p text:style-name="P2">blink</text:p>
        </draw:rect>
        <draw:rect draw:style-name="gr2" draw:text-style-name="P2" draw:layer="layout" svg:width="1.876cm" svg:height="0.556cm" svg:x="13.108cm" svg:y="23.638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3.108cm" svg:y="24.138cm">
          <text:p text:style-name="P2"><text:span text:style-name="T1">flink</text:span></text:p>
        </draw:rect>
        <draw:rect draw:style-name="gr2" draw:text-style-name="P2" draw:layer="layout" svg:width="1.876cm" svg:height="0.556cm" svg:x="13.108cm" svg:y="24.638cm">
          <text:p text:style-name="P2">blink</text:p>
        </draw:rect>
        <draw:rect draw:style-name="gr2" draw:text-style-name="P2" draw:layer="layout" svg:width="1.876cm" svg:height="0.556cm" svg:x="16.508cm" svg:y="23.638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508cm" svg:y="24.138cm">
          <text:p text:style-name="P2"><text:span text:style-name="T1">flink</text:span></text:p>
        </draw:rect>
        <draw:rect draw:style-name="gr2" draw:text-style-name="P2" draw:layer="layout" svg:width="1.876cm" svg:height="0.556cm" svg:x="16.508cm" svg:y="24.638cm">
          <text:p text:style-name="P2">blink</text:p>
        </draw:rect>
        <draw:path draw:style-name="gr10" draw:text-style-name="P1" draw:layer="layout" svg:width="14.787cm" svg:height="7.903cm" draw:transform="rotate (-0.447676953136461) translate (6.20774796285217cm 18.5479726558029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4197144275876cm 25.7001688709019cm)" svg:viewBox="0 0 13993 5704" svg:d="m13264 5704c1736 0-173-1205-173-1205l-12253-4499-838 725 1209 1916">
          <text:p/>
        </draw:path>
        <draw:line draw:style-name="gr1" draw:text-style-name="P1" draw:layer="layout" svg:x1="16.43cm" svg:y1="19.954cm" svg:x2="14.677cm" svg:y2="17.232cm">
          <text:p/>
        </draw:line>
        <draw:line draw:style-name="gr1" draw:text-style-name="P1" draw:layer="layout" svg:x1="11.44cm" svg:y1="19.583cm" svg:x2="12.78cm" svg:y2="17.335cm">
          <text:p/>
        </draw:line>
        <draw:line draw:style-name="gr1" draw:text-style-name="P1" draw:layer="layout" svg:x1="4.441cm" svg:y1="17.623cm" svg:x2="5.863cm" svg:y2="18.695cm">
          <text:p/>
        </draw:line>
        <draw:line draw:style-name="gr1" draw:text-style-name="P1" draw:layer="layout" svg:x1="14.553cm" svg:y1="17.83cm" svg:x2="16.287cm" svg:y2="18.923cm">
          <text:p/>
        </draw:line>
        <draw:line draw:style-name="gr1" draw:text-style-name="P1" draw:layer="layout" svg:x1="12.904cm" svg:y1="18.469cm" svg:x2="11.493cm" svg:y2="18.674cm">
          <text:p/>
        </draw:line>
        <draw:line draw:style-name="gr1" draw:text-style-name="P1" draw:layer="layout" svg:x1="9.657cm" svg:y1="19.912cm" svg:x2="7.719cm" svg:y2="18.674cm">
          <text:p/>
        </draw:line>
        <draw:rect draw:style-name="gr2" draw:text-style-name="P2" draw:layer="layout" svg:width="1.876cm" svg:height="0.556cm" svg:x="5.838cm" svg:y="18.674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735cm" svg:y="17.277cm">
          <draw:text-box>
            <text:p text:style-name="P3"><text:span text:style-name="T1">l =</text:span></text:p>
          </draw:text-box>
        </draw:frame>
        <draw:line draw:style-name="gr1" draw:text-style-name="P1" draw:layer="layout" svg:x1="7.735cm" svg:y1="19.417cm" svg:x2="9.595cm" svg:y2="18.674cm">
          <text:p/>
        </draw:line>
        <draw:rect draw:style-name="gr2" draw:text-style-name="P2" draw:layer="layout" svg:width="1.876cm" svg:height="0.556cm" svg:x="5.838cm" svg:y="19.174cm">
          <text:p text:style-name="P2"><text:span text:style-name="T1">flink</text:span></text:p>
        </draw:rect>
        <draw:rect draw:style-name="gr2" draw:text-style-name="P2" draw:layer="layout" svg:width="1.876cm" svg:height="0.556cm" svg:x="5.838cm" svg:y="19.674cm">
          <text:p text:style-name="P2">blink</text:p>
        </draw:rect>
        <draw:rect draw:style-name="gr4" draw:text-style-name="P2" draw:layer="layout" svg:width="1.876cm" svg:height="0.556cm" svg:x="2.638cm" svg:y="17.374cm">
          <text:p text:style-name="P2"><text:span text:style-name="T1">sentinel</text:span></text:p>
        </draw:rect>
        <draw:rect draw:style-name="gr4" draw:text-style-name="P2" draw:layer="layout" svg:width="1.876cm" svg:height="0.556cm" svg:x="2.638cm" svg:y="17.874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638cm" svg:y="18.674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638cm" svg:y="19.174cm">
          <text:p text:style-name="P2"><text:span text:style-name="T1">flink</text:span></text:p>
        </draw:rect>
        <draw:rect draw:style-name="gr2" draw:text-style-name="P2" draw:layer="layout" svg:width="1.876cm" svg:height="0.556cm" svg:x="9.638cm" svg:y="19.674cm">
          <text:p text:style-name="P2">blink</text:p>
        </draw:rect>
        <draw:rect draw:style-name="gr2" draw:text-style-name="P2" draw:layer="layout" svg:width="1.876cm" svg:height="0.556cm" svg:x="16.338cm" svg:y="18.674cm">
          <text:p text:style-name="P10"><text:span text:style-name="T11">s</text:span><text:span text:style-name="T2"> = “Eileen”</text:span></text:p>
        </draw:rect>
        <draw:rect draw:style-name="gr2" draw:text-style-name="P2" draw:layer="layout" svg:width="1.876cm" svg:height="0.556cm" svg:x="16.338cm" svg:y="19.174cm">
          <text:p text:style-name="P2"><text:span text:style-name="T1">flink</text:span></text:p>
        </draw:rect>
        <draw:rect draw:style-name="gr2" draw:text-style-name="P2" draw:layer="layout" svg:width="1.876cm" svg:height="0.556cm" svg:x="16.338cm" svg:y="19.674cm">
          <text:p text:style-name="P2">blink</text:p>
        </draw:rect>
        <draw:path draw:style-name="gr10" draw:text-style-name="P1" draw:layer="layout" svg:width="14.787cm" svg:height="7.903cm" draw:transform="rotate (-0.447676953136461) translate (6.03774796285217cm 13.5839726558029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2497144275876cm 20.736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5.471cm" svg:y="17.364cm">
          <draw:text-box>
            <text:p text:style-name="P3"><text:span text:style-name="T1">d</text:span></text:p>
          </draw:text-box>
        </draw:frame>
        <draw:line draw:style-name="gr1" draw:text-style-name="P1" draw:layer="layout" svg:x1="15.894cm" svg:y1="17.83cm" svg:x2="16.328cm" svg:y2="18.676cm">
          <text:p/>
        </draw:line>
        <draw:frame draw:style-name="gr5" draw:text-style-name="P3" draw:layer="layout" svg:width="1.184cm" svg:height="0.607cm" svg:x="8.191cm" svg:y="17.508cm">
          <draw:text-box>
            <text:p text:style-name="P3"><text:span text:style-name="T1">prev</text:span></text:p>
          </draw:text-box>
        </draw:frame>
        <draw:line draw:style-name="gr1" draw:text-style-name="P1" draw:layer="layout" svg:x1="9.109cm" svg:y1="17.871cm" svg:x2="9.647cm" svg:y2="18.697cm">
          <text:p/>
        </draw:line>
        <draw:rect draw:style-name="gr2" draw:text-style-name="P2" draw:layer="layout" svg:width="1.876cm" svg:height="0.556cm" svg:x="12.791cm" svg:y="17.21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2.791cm" svg:y="17.71cm">
          <text:p text:style-name="P2"><text:span text:style-name="T1">flink</text:span></text:p>
        </draw:rect>
        <draw:rect draw:style-name="gr2" draw:text-style-name="P2" draw:layer="layout" svg:width="1.876cm" svg:height="0.556cm" svg:x="12.791cm" svg:y="18.21cm">
          <text:p text:style-name="P2">blink</text:p>
        </draw:rect>
        <draw:frame draw:style-name="gr5" draw:text-style-name="P3" draw:layer="layout" svg:width="1.836cm" svg:height="0.607cm" svg:x="9.669cm" svg:y="17.056cm">
          <draw:text-box>
            <text:p text:style-name="P3"><text:span text:style-name="T1">newnode</text:span></text:p>
          </draw:text-box>
        </draw:frame>
        <draw:line draw:style-name="gr1" draw:text-style-name="P1" draw:layer="layout" svg:x1="11.295cm" svg:y1="17.377cm" svg:x2="12.739cm" svg:y2="17.232cm">
          <text:p/>
        </draw:line>
        <draw:frame draw:style-name="gr5" draw:text-style-name="P3" draw:layer="layout" svg:width="0.697cm" svg:height="0.607cm" svg:x="15.672cm" svg:y="22.264cm">
          <draw:text-box>
            <text:p text:style-name="P3"><text:span text:style-name="T1">d</text:span></text:p>
          </draw:text-box>
        </draw:frame>
        <draw:line draw:style-name="gr1" draw:text-style-name="P1" draw:layer="layout" svg:x1="16.095cm" svg:y1="22.73cm" svg:x2="16.529cm" svg:y2="23.576cm">
          <text:p/>
        </draw:line>
      </draw:page>
      <draw:page draw:name="page6" draw:style-name="dp1" draw:master-page-name="Default">
        <draw:line draw:style-name="gr1" draw:text-style-name="P1" draw:layer="layout" svg:x1="4.248cm" svg:y1="2.184cm" svg:x2="5.67cm" svg:y2="3.256cm">
          <text:p/>
        </draw:line>
        <draw:line draw:style-name="gr1" draw:text-style-name="P1" draw:layer="layout" svg:x1="14.537cm" svg:y1="3.998cm" svg:x2="16.166cm" svg:y2="3.235cm">
          <text:p/>
        </draw:line>
        <draw:line draw:style-name="gr1" draw:text-style-name="P1" draw:layer="layout" svg:x1="16.208cm" svg:y1="4.493cm" svg:x2="14.62cm" svg:y2="3.235cm">
          <text:p/>
        </draw:line>
        <draw:line draw:style-name="gr1" draw:text-style-name="P1" draw:layer="layout" svg:x1="12.805cm" svg:y1="4.473cm" svg:x2="11.3cm" svg:y2="3.235cm">
          <text:p/>
        </draw:line>
        <draw:line draw:style-name="gr1" draw:text-style-name="P1" draw:layer="layout" svg:x1="9.464cm" svg:y1="4.473cm" svg:x2="7.526cm" svg:y2="3.235cm">
          <text:p/>
        </draw:line>
        <draw:line draw:style-name="gr1" draw:text-style-name="P1" draw:layer="layout" svg:x1="11.279cm" svg:y1="3.998cm" svg:x2="12.723cm" svg:y2="3.256cm">
          <text:p/>
        </draw:line>
        <draw:rect draw:style-name="gr2" draw:text-style-name="P2" draw:layer="layout" svg:width="1.876cm" svg:height="0.556cm" svg:x="5.645cm" svg:y="3.235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542cm" svg:y="1.738cm">
          <draw:text-box>
            <text:p text:style-name="P3"><text:span text:style-name="T1">l =</text:span></text:p>
          </draw:text-box>
        </draw:frame>
        <draw:line draw:style-name="gr1" draw:text-style-name="P1" draw:layer="layout" svg:x1="7.542cm" svg:y1="3.978cm" svg:x2="9.402cm" svg:y2="3.235cm">
          <text:p/>
        </draw:line>
        <draw:rect draw:style-name="gr2" draw:text-style-name="P2" draw:layer="layout" svg:width="1.876cm" svg:height="0.556cm" svg:x="5.645cm" svg:y="3.735cm">
          <text:p text:style-name="P2"><text:span text:style-name="T1">flink</text:span></text:p>
        </draw:rect>
        <draw:rect draw:style-name="gr2" draw:text-style-name="P2" draw:layer="layout" svg:width="1.876cm" svg:height="0.556cm" svg:x="5.645cm" svg:y="4.235cm">
          <text:p text:style-name="P2">blink</text:p>
        </draw:rect>
        <draw:rect draw:style-name="gr4" draw:text-style-name="P2" draw:layer="layout" svg:width="1.876cm" svg:height="0.556cm" svg:x="2.445cm" svg:y="1.935cm">
          <text:p text:style-name="P2"><text:span text:style-name="T1">sentinel</text:span></text:p>
        </draw:rect>
        <draw:rect draw:style-name="gr4" draw:text-style-name="P2" draw:layer="layout" svg:width="1.876cm" svg:height="0.556cm" svg:x="2.445cm" svg:y="2.435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445cm" svg:y="3.235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445cm" svg:y="3.735cm">
          <text:p text:style-name="P2"><text:span text:style-name="T1">flink</text:span></text:p>
        </draw:rect>
        <draw:rect draw:style-name="gr2" draw:text-style-name="P2" draw:layer="layout" svg:width="1.876cm" svg:height="0.556cm" svg:x="9.445cm" svg:y="4.235cm">
          <text:p text:style-name="P2">blink</text:p>
        </draw:rect>
        <draw:rect draw:style-name="gr2" draw:text-style-name="P2" draw:layer="layout" svg:width="1.876cm" svg:height="0.556cm" svg:x="12.745cm" svg:y="3.235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2.745cm" svg:y="3.735cm">
          <text:p text:style-name="P2"><text:span text:style-name="T1">flink</text:span></text:p>
        </draw:rect>
        <draw:rect draw:style-name="gr2" draw:text-style-name="P2" draw:layer="layout" svg:width="1.876cm" svg:height="0.556cm" svg:x="12.745cm" svg:y="4.235cm">
          <text:p text:style-name="P2">blink</text:p>
        </draw:rect>
        <draw:rect draw:style-name="gr2" draw:text-style-name="P2" draw:layer="layout" svg:width="1.876cm" svg:height="0.556cm" svg:x="16.145cm" svg:y="3.235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145cm" svg:y="3.735cm">
          <text:p text:style-name="P2"><text:span text:style-name="T1">flink</text:span></text:p>
        </draw:rect>
        <draw:rect draw:style-name="gr2" draw:text-style-name="P2" draw:layer="layout" svg:width="1.876cm" svg:height="0.556cm" svg:x="16.145cm" svg:y="4.235cm">
          <text:p text:style-name="P2">blink</text:p>
        </draw:rect>
        <draw:path draw:style-name="gr10" draw:text-style-name="P1" draw:layer="layout" svg:width="14.787cm" svg:height="7.903cm" draw:transform="rotate (-0.447676953136461) translate (5.84474796285217cm -1.85502734419714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0567144275876cm 5.29716887090187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1.909cm" svg:y="1.861cm">
          <draw:text-box>
            <text:p text:style-name="P3"><text:span text:style-name="T1">d</text:span></text:p>
          </draw:text-box>
        </draw:frame>
        <draw:line draw:style-name="gr1" draw:text-style-name="P1" draw:layer="layout" svg:x1="12.332cm" svg:y1="2.327cm" svg:x2="12.766cm" svg:y2="3.173cm">
          <text:p/>
        </draw:line>
        <draw:line draw:style-name="gr1" draw:text-style-name="P1" draw:layer="layout" svg:x1="4.249cm" svg:y1="7.285cm" svg:x2="5.671cm" svg:y2="8.357cm">
          <text:p/>
        </draw:line>
        <draw:line draw:style-name="gr1" draw:text-style-name="P1" draw:layer="layout" svg:x1="14.538cm" svg:y1="9.099cm" svg:x2="16.167cm" svg:y2="8.336cm">
          <text:p/>
        </draw:line>
        <draw:line draw:style-name="gr1" draw:text-style-name="P1" draw:layer="layout" svg:x1="16.209cm" svg:y1="9.594cm" svg:x2="14.621cm" svg:y2="8.336cm">
          <text:p/>
        </draw:line>
        <draw:line draw:style-name="gr1" draw:text-style-name="P1" draw:layer="layout" svg:x1="12.806cm" svg:y1="9.574cm" svg:x2="11.301cm" svg:y2="8.336cm">
          <text:p/>
        </draw:line>
        <draw:line draw:style-name="gr1" draw:text-style-name="P1" draw:layer="layout" svg:x1="9.465cm" svg:y1="9.574cm" svg:x2="7.527cm" svg:y2="8.336cm">
          <text:p/>
        </draw:line>
        <draw:line draw:style-name="gr1" draw:text-style-name="P1" draw:layer="layout" svg:x1="11.28cm" svg:y1="9.099cm" svg:x2="12.724cm" svg:y2="8.357cm">
          <text:p/>
        </draw:line>
        <draw:rect draw:style-name="gr2" draw:text-style-name="P2" draw:layer="layout" svg:width="1.876cm" svg:height="0.556cm" svg:x="5.646cm" svg:y="8.336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543cm" svg:y="6.839cm">
          <draw:text-box>
            <text:p text:style-name="P3"><text:span text:style-name="T1">l =</text:span></text:p>
          </draw:text-box>
        </draw:frame>
        <draw:line draw:style-name="gr1" draw:text-style-name="P1" draw:layer="layout" svg:x1="7.543cm" svg:y1="9.079cm" svg:x2="9.403cm" svg:y2="8.336cm">
          <text:p/>
        </draw:line>
        <draw:rect draw:style-name="gr2" draw:text-style-name="P2" draw:layer="layout" svg:width="1.876cm" svg:height="0.556cm" svg:x="5.646cm" svg:y="8.836cm">
          <text:p text:style-name="P2"><text:span text:style-name="T1">flink</text:span></text:p>
        </draw:rect>
        <draw:rect draw:style-name="gr2" draw:text-style-name="P2" draw:layer="layout" svg:width="1.876cm" svg:height="0.556cm" svg:x="5.646cm" svg:y="9.336cm">
          <text:p text:style-name="P2">blink</text:p>
        </draw:rect>
        <draw:rect draw:style-name="gr4" draw:text-style-name="P2" draw:layer="layout" svg:width="1.876cm" svg:height="0.556cm" svg:x="2.446cm" svg:y="7.036cm">
          <text:p text:style-name="P2"><text:span text:style-name="T1">sentinel</text:span></text:p>
        </draw:rect>
        <draw:rect draw:style-name="gr4" draw:text-style-name="P2" draw:layer="layout" svg:width="1.876cm" svg:height="0.556cm" svg:x="2.446cm" svg:y="7.536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446cm" svg:y="8.336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446cm" svg:y="8.836cm">
          <text:p text:style-name="P2"><text:span text:style-name="T1">flink</text:span></text:p>
        </draw:rect>
        <draw:rect draw:style-name="gr2" draw:text-style-name="P2" draw:layer="layout" svg:width="1.876cm" svg:height="0.556cm" svg:x="9.446cm" svg:y="9.336cm">
          <text:p text:style-name="P2">blink</text:p>
        </draw:rect>
        <draw:rect draw:style-name="gr2" draw:text-style-name="P2" draw:layer="layout" svg:width="1.876cm" svg:height="0.556cm" svg:x="12.746cm" svg:y="8.336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2.746cm" svg:y="8.836cm">
          <text:p text:style-name="P2"><text:span text:style-name="T1">flink</text:span></text:p>
        </draw:rect>
        <draw:rect draw:style-name="gr2" draw:text-style-name="P2" draw:layer="layout" svg:width="1.876cm" svg:height="0.556cm" svg:x="12.746cm" svg:y="9.336cm">
          <text:p text:style-name="P2">blink</text:p>
        </draw:rect>
        <draw:rect draw:style-name="gr2" draw:text-style-name="P2" draw:layer="layout" svg:width="1.876cm" svg:height="0.556cm" svg:x="16.146cm" svg:y="8.336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146cm" svg:y="8.836cm">
          <text:p text:style-name="P2"><text:span text:style-name="T1">flink</text:span></text:p>
        </draw:rect>
        <draw:rect draw:style-name="gr2" draw:text-style-name="P2" draw:layer="layout" svg:width="1.876cm" svg:height="0.556cm" svg:x="16.146cm" svg:y="9.336cm">
          <text:p text:style-name="P2">blink</text:p>
        </draw:rect>
        <draw:path draw:style-name="gr10" draw:text-style-name="P1" draw:layer="layout" svg:width="14.787cm" svg:height="7.903cm" draw:transform="rotate (-0.447676953136461) translate (5.84574796285218cm 3.24597265580286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skewX (-4.66713266943513E-017) rotate (-2.78973427638721) translate (20.0577144275876cm 10.398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1.91cm" svg:y="6.962cm">
          <draw:text-box>
            <text:p text:style-name="P3"><text:span text:style-name="T1">d</text:span></text:p>
          </draw:text-box>
        </draw:frame>
        <draw:line draw:style-name="gr1" draw:text-style-name="P1" draw:layer="layout" svg:x1="12.333cm" svg:y1="7.428cm" svg:x2="12.767cm" svg:y2="8.274cm">
          <text:p/>
        </draw:line>
        <draw:frame draw:style-name="gr5" draw:text-style-name="P3" draw:layer="layout" svg:width="1.184cm" svg:height="0.607cm" svg:x="8.211cm" svg:y="6.962cm">
          <draw:text-box>
            <text:p text:style-name="P3"><text:span text:style-name="T1">prev</text:span></text:p>
          </draw:text-box>
        </draw:frame>
        <draw:line draw:style-name="gr1" draw:text-style-name="P1" draw:layer="layout" svg:x1="9.034cm" svg:y1="7.428cm" svg:x2="9.468cm" svg:y2="8.274cm">
          <text:p/>
        </draw:line>
        <draw:frame draw:style-name="gr5" draw:text-style-name="P3" draw:layer="layout" svg:width="1.15cm" svg:height="0.607cm" svg:x="15.311cm" svg:y="6.962cm">
          <draw:text-box>
            <text:p text:style-name="P3"><text:span text:style-name="T1">next</text:span></text:p>
          </draw:text-box>
        </draw:frame>
        <draw:line draw:style-name="gr1" draw:text-style-name="P1" draw:layer="layout" svg:x1="15.734cm" svg:y1="7.428cm" svg:x2="16.168cm" svg:y2="8.274cm">
          <text:p/>
        </draw:line>
        <draw:line draw:style-name="gr1" draw:text-style-name="P1" draw:layer="layout" svg:x1="4.25cm" svg:y1="12.086cm" svg:x2="5.672cm" svg:y2="13.158cm">
          <text:p/>
        </draw:line>
        <draw:line draw:style-name="gr1" draw:text-style-name="P1" draw:layer="layout" svg:x1="14.539cm" svg:y1="13.9cm" svg:x2="16.168cm" svg:y2="13.137cm">
          <text:p/>
        </draw:line>
        <draw:line draw:style-name="gr1" draw:text-style-name="P1" draw:layer="layout" svg:x1="12.807cm" svg:y1="14.375cm" svg:x2="11.302cm" svg:y2="13.137cm">
          <text:p/>
        </draw:line>
        <draw:line draw:style-name="gr1" draw:text-style-name="P1" draw:layer="layout" svg:x1="9.466cm" svg:y1="14.375cm" svg:x2="7.528cm" svg:y2="13.137cm">
          <text:p/>
        </draw:line>
        <draw:rect draw:style-name="gr2" draw:text-style-name="P2" draw:layer="layout" svg:width="1.876cm" svg:height="0.556cm" svg:x="5.647cm" svg:y="13.137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544cm" svg:y="11.64cm">
          <draw:text-box>
            <text:p text:style-name="P3"><text:span text:style-name="T1">l =</text:span></text:p>
          </draw:text-box>
        </draw:frame>
        <draw:line draw:style-name="gr1" draw:text-style-name="P1" draw:layer="layout" svg:x1="7.544cm" svg:y1="13.88cm" svg:x2="9.404cm" svg:y2="13.137cm">
          <text:p/>
        </draw:line>
        <draw:rect draw:style-name="gr2" draw:text-style-name="P2" draw:layer="layout" svg:width="1.876cm" svg:height="0.556cm" svg:x="5.647cm" svg:y="13.637cm">
          <text:p text:style-name="P2"><text:span text:style-name="T1">flink</text:span></text:p>
        </draw:rect>
        <draw:rect draw:style-name="gr2" draw:text-style-name="P2" draw:layer="layout" svg:width="1.876cm" svg:height="0.556cm" svg:x="5.647cm" svg:y="14.137cm">
          <text:p text:style-name="P2">blink</text:p>
        </draw:rect>
        <draw:rect draw:style-name="gr4" draw:text-style-name="P2" draw:layer="layout" svg:width="1.876cm" svg:height="0.556cm" svg:x="2.447cm" svg:y="11.837cm">
          <text:p text:style-name="P2"><text:span text:style-name="T1">sentinel</text:span></text:p>
        </draw:rect>
        <draw:rect draw:style-name="gr4" draw:text-style-name="P2" draw:layer="layout" svg:width="1.876cm" svg:height="0.556cm" svg:x="2.447cm" svg:y="12.337cm">
          <text:p text:style-name="P2"><text:span text:style-name="T1">size</text:span><text:span text:style-name="T9"> = 3</text:span></text:p>
        </draw:rect>
        <draw:rect draw:style-name="gr2" draw:text-style-name="P2" draw:layer="layout" svg:width="1.876cm" svg:height="0.556cm" svg:x="9.447cm" svg:y="13.137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447cm" svg:y="13.637cm">
          <text:p text:style-name="P2"><text:span text:style-name="T1">flink</text:span></text:p>
        </draw:rect>
        <draw:rect draw:style-name="gr2" draw:text-style-name="P2" draw:layer="layout" svg:width="1.876cm" svg:height="0.556cm" svg:x="9.447cm" svg:y="14.137cm">
          <text:p text:style-name="P2">blink</text:p>
        </draw:rect>
        <draw:rect draw:style-name="gr2" draw:text-style-name="P2" draw:layer="layout" svg:width="1.876cm" svg:height="0.556cm" svg:x="12.747cm" svg:y="13.137cm">
          <text:p text:style-name="P2"><text:span text:style-name="T1">s</text:span><text:span text:style-name="T9"> = “On”</text:span></text:p>
        </draw:rect>
        <draw:rect draw:style-name="gr2" draw:text-style-name="P2" draw:layer="layout" svg:width="1.876cm" svg:height="0.556cm" svg:x="12.747cm" svg:y="13.637cm">
          <text:p text:style-name="P2"><text:span text:style-name="T1">flink</text:span></text:p>
        </draw:rect>
        <draw:rect draw:style-name="gr2" draw:text-style-name="P2" draw:layer="layout" svg:width="1.876cm" svg:height="0.556cm" svg:x="12.747cm" svg:y="14.137cm">
          <text:p text:style-name="P2">blink</text:p>
        </draw:rect>
        <draw:rect draw:style-name="gr2" draw:text-style-name="P2" draw:layer="layout" svg:width="1.876cm" svg:height="0.556cm" svg:x="16.147cm" svg:y="13.137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147cm" svg:y="13.637cm">
          <text:p text:style-name="P2"><text:span text:style-name="T1">flink</text:span></text:p>
        </draw:rect>
        <draw:rect draw:style-name="gr2" draw:text-style-name="P2" draw:layer="layout" svg:width="1.876cm" svg:height="0.556cm" svg:x="16.147cm" svg:y="14.137cm">
          <text:p text:style-name="P2">blink</text:p>
        </draw:rect>
        <draw:path draw:style-name="gr10" draw:text-style-name="P1" draw:layer="layout" svg:width="14.787cm" svg:height="7.903cm" draw:transform="rotate (-0.447676953136461) translate (5.84674796285217cm 8.04697265580286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0587144275876cm 15.199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1.911cm" svg:y="11.763cm">
          <draw:text-box>
            <text:p text:style-name="P3"><text:span text:style-name="T1">d</text:span></text:p>
          </draw:text-box>
        </draw:frame>
        <draw:line draw:style-name="gr1" draw:text-style-name="P1" draw:layer="layout" svg:x1="12.334cm" svg:y1="12.229cm" svg:x2="12.768cm" svg:y2="13.075cm">
          <text:p/>
        </draw:line>
        <draw:frame draw:style-name="gr5" draw:text-style-name="P3" draw:layer="layout" svg:width="1.184cm" svg:height="0.607cm" svg:x="8.212cm" svg:y="11.763cm">
          <draw:text-box>
            <text:p text:style-name="P3"><text:span text:style-name="T1">prev</text:span></text:p>
          </draw:text-box>
        </draw:frame>
        <draw:line draw:style-name="gr1" draw:text-style-name="P1" draw:layer="layout" svg:x1="9.035cm" svg:y1="12.229cm" svg:x2="9.469cm" svg:y2="13.075cm">
          <text:p/>
        </draw:line>
        <draw:frame draw:style-name="gr5" draw:text-style-name="P3" draw:layer="layout" svg:width="1.15cm" svg:height="0.607cm" svg:x="15.312cm" svg:y="11.763cm">
          <draw:text-box>
            <text:p text:style-name="P3"><text:span text:style-name="T1">next</text:span></text:p>
          </draw:text-box>
        </draw:frame>
        <draw:line draw:style-name="gr1" draw:text-style-name="P1" draw:layer="layout" svg:x1="15.735cm" svg:y1="12.229cm" svg:x2="16.169cm" svg:y2="13.075cm">
          <text:p/>
        </draw:line>
        <draw:path draw:style-name="gr10" draw:text-style-name="P1" draw:layer="layout" svg:width="2.604cm" svg:height="4.619cm" draw:transform="rotate (-2.08270139640444) translate (16.1500000011076cm 14.3340000006223cm)" svg:viewBox="0 0 2605 4620" svg:d="m0 0c1772 0 2605 2701 2605 2701l-1035 1919">
          <text:p/>
        </draw:path>
        <draw:path draw:style-name="gr10" draw:text-style-name="P1" draw:layer="layout" svg:width="3.008cm" svg:height="4.138cm" draw:transform="rotate (-0.920137581651237) translate (14.6194199297919cm 11.3939026496831cm)" svg:viewBox="0 0 3009 4139" svg:d="m0 4139c2417 0 3009-2477 3009-2477l-438-1662">
          <text:p/>
        </draw:path>
        <draw:line draw:style-name="gr1" draw:text-style-name="P1" draw:layer="layout" svg:x1="4.251cm" svg:y1="17.087cm" svg:x2="5.673cm" svg:y2="18.159cm">
          <text:p/>
        </draw:line>
        <draw:line draw:style-name="gr12" draw:text-style-name="P1" draw:layer="layout" svg:x1="14.54cm" svg:y1="18.901cm" svg:x2="16.169cm" svg:y2="18.138cm">
          <text:p/>
        </draw:line>
        <draw:line draw:style-name="gr12" draw:text-style-name="P1" draw:layer="layout" svg:x1="12.808cm" svg:y1="19.376cm" svg:x2="11.303cm" svg:y2="18.138cm">
          <text:p/>
        </draw:line>
        <draw:line draw:style-name="gr1" draw:text-style-name="P1" draw:layer="layout" svg:x1="9.467cm" svg:y1="19.376cm" svg:x2="7.529cm" svg:y2="18.138cm">
          <text:p/>
        </draw:line>
        <draw:rect draw:style-name="gr2" draw:text-style-name="P2" draw:layer="layout" svg:width="1.876cm" svg:height="0.556cm" svg:x="5.648cm" svg:y="18.138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1.545cm" svg:y="16.641cm">
          <draw:text-box>
            <text:p text:style-name="P3"><text:span text:style-name="T1">l =</text:span></text:p>
          </draw:text-box>
        </draw:frame>
        <draw:line draw:style-name="gr1" draw:text-style-name="P1" draw:layer="layout" svg:x1="7.545cm" svg:y1="18.881cm" svg:x2="9.405cm" svg:y2="18.138cm">
          <text:p/>
        </draw:line>
        <draw:rect draw:style-name="gr2" draw:text-style-name="P2" draw:layer="layout" svg:width="1.876cm" svg:height="0.556cm" svg:x="5.648cm" svg:y="18.638cm">
          <text:p text:style-name="P2"><text:span text:style-name="T1">flink</text:span></text:p>
        </draw:rect>
        <draw:rect draw:style-name="gr2" draw:text-style-name="P2" draw:layer="layout" svg:width="1.876cm" svg:height="0.556cm" svg:x="5.648cm" svg:y="19.138cm">
          <text:p text:style-name="P2">blink</text:p>
        </draw:rect>
        <draw:rect draw:style-name="gr4" draw:text-style-name="P2" draw:layer="layout" svg:width="1.876cm" svg:height="0.556cm" svg:x="2.448cm" svg:y="16.838cm">
          <text:p text:style-name="P2"><text:span text:style-name="T1">sentinel</text:span></text:p>
        </draw:rect>
        <draw:rect draw:style-name="gr4" draw:text-style-name="P2" draw:layer="layout" svg:width="1.876cm" svg:height="0.556cm" svg:x="2.448cm" svg:y="17.338cm">
          <text:p text:style-name="P2"><text:span text:style-name="T1">size</text:span><text:span text:style-name="T9"> = 2</text:span></text:p>
        </draw:rect>
        <draw:rect draw:style-name="gr2" draw:text-style-name="P2" draw:layer="layout" svg:width="1.876cm" svg:height="0.556cm" svg:x="9.448cm" svg:y="18.138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9.448cm" svg:y="18.638cm">
          <text:p text:style-name="P2"><text:span text:style-name="T1">flink</text:span></text:p>
        </draw:rect>
        <draw:rect draw:style-name="gr2" draw:text-style-name="P2" draw:layer="layout" svg:width="1.876cm" svg:height="0.556cm" svg:x="9.448cm" svg:y="19.138cm">
          <text:p text:style-name="P2">blink</text:p>
        </draw:rect>
        <draw:rect draw:style-name="gr11" draw:text-style-name="P2" draw:layer="layout" svg:width="1.876cm" svg:height="0.556cm" svg:x="12.748cm" svg:y="18.138cm">
          <text:p text:style-name="P2"><text:span text:style-name="T1">s</text:span><text:span text:style-name="T9"> = “On”</text:span></text:p>
        </draw:rect>
        <draw:rect draw:style-name="gr11" draw:text-style-name="P2" draw:layer="layout" svg:width="1.876cm" svg:height="0.556cm" svg:x="12.748cm" svg:y="18.638cm">
          <text:p text:style-name="P2"><text:span text:style-name="T1">flink</text:span></text:p>
        </draw:rect>
        <draw:rect draw:style-name="gr11" draw:text-style-name="P2" draw:layer="layout" svg:width="1.876cm" svg:height="0.556cm" svg:x="12.748cm" svg:y="19.138cm">
          <text:p text:style-name="P2">blink</text:p>
        </draw:rect>
        <draw:rect draw:style-name="gr2" draw:text-style-name="P2" draw:layer="layout" svg:width="1.876cm" svg:height="0.556cm" svg:x="16.148cm" svg:y="18.138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148cm" svg:y="18.638cm">
          <text:p text:style-name="P2"><text:span text:style-name="T1">flink</text:span></text:p>
        </draw:rect>
        <draw:rect draw:style-name="gr2" draw:text-style-name="P2" draw:layer="layout" svg:width="1.876cm" svg:height="0.556cm" svg:x="16.148cm" svg:y="19.138cm">
          <text:p text:style-name="P2">blink</text:p>
        </draw:rect>
        <draw:path draw:style-name="gr10" draw:text-style-name="P1" draw:layer="layout" svg:width="14.787cm" svg:height="7.903cm" draw:transform="skewX (6.37470480915311E-017) rotate (-0.447676953136461) translate (5.84774796285218cm 13.0479726558029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0597144275876cm 20.200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1.912cm" svg:y="16.764cm">
          <draw:text-box>
            <text:p text:style-name="P3"><text:span text:style-name="T1">d</text:span></text:p>
          </draw:text-box>
        </draw:frame>
        <draw:line draw:style-name="gr1" draw:text-style-name="P1" draw:layer="layout" svg:x1="12.335cm" svg:y1="17.23cm" svg:x2="12.769cm" svg:y2="18.076cm">
          <text:p/>
        </draw:line>
        <draw:frame draw:style-name="gr5" draw:text-style-name="P3" draw:layer="layout" svg:width="1.184cm" svg:height="0.607cm" svg:x="8.213cm" svg:y="16.764cm">
          <draw:text-box>
            <text:p text:style-name="P3"><text:span text:style-name="T1">prev</text:span></text:p>
          </draw:text-box>
        </draw:frame>
        <draw:line draw:style-name="gr1" draw:text-style-name="P1" draw:layer="layout" svg:x1="9.036cm" svg:y1="17.23cm" svg:x2="9.47cm" svg:y2="18.076cm">
          <text:p/>
        </draw:line>
        <draw:frame draw:style-name="gr5" draw:text-style-name="P3" draw:layer="layout" svg:width="1.15cm" svg:height="0.607cm" svg:x="15.313cm" svg:y="16.764cm">
          <draw:text-box>
            <text:p text:style-name="P3"><text:span text:style-name="T1">next</text:span></text:p>
          </draw:text-box>
        </draw:frame>
        <draw:line draw:style-name="gr1" draw:text-style-name="P1" draw:layer="layout" svg:x1="15.736cm" svg:y1="17.23cm" svg:x2="16.17cm" svg:y2="18.076cm">
          <text:p/>
        </draw:line>
        <draw:path draw:style-name="gr10" draw:text-style-name="P1" draw:layer="layout" svg:width="2.604cm" svg:height="4.619cm" draw:transform="rotate (-2.08270139640444) translate (16.1510000011076cm 19.3350000006223cm)" svg:viewBox="0 0 2605 4620" svg:d="m0 0c1772 0 2605 2701 2605 2701l-1035 1919">
          <text:p/>
        </draw:path>
        <draw:path draw:style-name="gr10" draw:text-style-name="P1" draw:layer="layout" svg:width="3.008cm" svg:height="4.138cm" draw:transform="rotate (-0.920137581651237) translate (14.6204199297919cm 16.3949026496831cm)" svg:viewBox="0 0 3009 4139" svg:d="m0 4139c2417 0 3009-2477 3009-2477l-438-1662">
          <text:p/>
        </draw:path>
        <draw:line draw:style-name="gr14" draw:text-style-name="P1" draw:layer="layout" svg:x1="12.759cm" svg:y1="18.197cm" svg:x2="14.594cm" svg:y2="19.723cm">
          <text:p/>
        </draw:line>
        <draw:line draw:style-name="gr14" draw:text-style-name="P1" draw:layer="layout" svg:x1="12.842cm" svg:y1="19.744cm" svg:x2="14.677cm" svg:y2="18.197cm">
          <text:p/>
        </draw:line>
        <draw:line draw:style-name="gr1" draw:text-style-name="P1" draw:layer="layout" svg:x1="4.847cm" svg:y1="22.654cm" svg:x2="6.269cm" svg:y2="23.726cm">
          <text:p/>
        </draw:line>
        <draw:line draw:style-name="gr1" draw:text-style-name="P1" draw:layer="layout" svg:x1="11.841cm" svg:y1="24.495cm" svg:x2="16.765cm" svg:y2="23.705cm">
          <text:p/>
        </draw:line>
        <draw:line draw:style-name="gr1" draw:text-style-name="P1" draw:layer="layout" svg:x1="16.962cm" svg:y1="25.009cm" svg:x2="11.899cm" svg:y2="23.705cm">
          <text:p/>
        </draw:line>
        <draw:line draw:style-name="gr1" draw:text-style-name="P1" draw:layer="layout" svg:x1="10.063cm" svg:y1="24.943cm" svg:x2="8.125cm" svg:y2="23.705cm">
          <text:p/>
        </draw:line>
        <draw:rect draw:style-name="gr2" draw:text-style-name="P2" draw:layer="layout" svg:width="1.876cm" svg:height="0.556cm" svg:x="6.244cm" svg:y="23.705cm">
          <text:p text:style-name="P2"><text:span text:style-name="T1">s</text:span><text:span text:style-name="T9"> = ''''</text:span></text:p>
        </draw:rect>
        <draw:frame draw:style-name="gr5" draw:text-style-name="P3" draw:layer="layout" svg:width="0.891cm" svg:height="0.607cm" svg:x="2.141cm" svg:y="22.208cm">
          <draw:text-box>
            <text:p text:style-name="P3"><text:span text:style-name="T1">l =</text:span></text:p>
          </draw:text-box>
        </draw:frame>
        <draw:line draw:style-name="gr1" draw:text-style-name="P1" draw:layer="layout" svg:x1="8.141cm" svg:y1="24.448cm" svg:x2="10.001cm" svg:y2="23.705cm">
          <text:p/>
        </draw:line>
        <draw:rect draw:style-name="gr2" draw:text-style-name="P2" draw:layer="layout" svg:width="1.876cm" svg:height="0.556cm" svg:x="6.244cm" svg:y="24.205cm">
          <text:p text:style-name="P2"><text:span text:style-name="T1">flink</text:span></text:p>
        </draw:rect>
        <draw:rect draw:style-name="gr2" draw:text-style-name="P2" draw:layer="layout" svg:width="1.876cm" svg:height="0.556cm" svg:x="6.244cm" svg:y="24.705cm">
          <text:p text:style-name="P2">blink</text:p>
        </draw:rect>
        <draw:rect draw:style-name="gr4" draw:text-style-name="P2" draw:layer="layout" svg:width="1.876cm" svg:height="0.556cm" svg:x="3.044cm" svg:y="22.405cm">
          <text:p text:style-name="P2"><text:span text:style-name="T1">sentinel</text:span></text:p>
        </draw:rect>
        <draw:rect draw:style-name="gr4" draw:text-style-name="P2" draw:layer="layout" svg:width="1.876cm" svg:height="0.556cm" svg:x="3.044cm" svg:y="22.905cm">
          <text:p text:style-name="P2"><text:span text:style-name="T1">size</text:span><text:span text:style-name="T9"> = 2</text:span></text:p>
        </draw:rect>
        <draw:rect draw:style-name="gr2" draw:text-style-name="P2" draw:layer="layout" svg:width="1.876cm" svg:height="0.556cm" svg:x="10.044cm" svg:y="23.705cm">
          <text:p text:style-name="P2"><text:span text:style-name="T1">s</text:span><text:span text:style-name="T9"> = “Come”</text:span></text:p>
        </draw:rect>
        <draw:rect draw:style-name="gr2" draw:text-style-name="P2" draw:layer="layout" svg:width="1.876cm" svg:height="0.556cm" svg:x="10.044cm" svg:y="24.205cm">
          <text:p text:style-name="P2"><text:span text:style-name="T1">flink</text:span></text:p>
        </draw:rect>
        <draw:rect draw:style-name="gr2" draw:text-style-name="P2" draw:layer="layout" svg:width="1.876cm" svg:height="0.556cm" svg:x="10.044cm" svg:y="24.705cm">
          <text:p text:style-name="P2">blink</text:p>
        </draw:rect>
        <draw:rect draw:style-name="gr2" draw:text-style-name="P2" draw:layer="layout" svg:width="1.876cm" svg:height="0.556cm" svg:x="16.744cm" svg:y="23.705cm">
          <text:p text:style-name="P2"><text:span text:style-name="T1">s</text:span><text:span text:style-name="T9"> = “Eileen”</text:span></text:p>
        </draw:rect>
        <draw:rect draw:style-name="gr2" draw:text-style-name="P2" draw:layer="layout" svg:width="1.876cm" svg:height="0.556cm" svg:x="16.744cm" svg:y="24.205cm">
          <text:p text:style-name="P2"><text:span text:style-name="T1">flink</text:span></text:p>
        </draw:rect>
        <draw:rect draw:style-name="gr2" draw:text-style-name="P2" draw:layer="layout" svg:width="1.876cm" svg:height="0.556cm" svg:x="16.744cm" svg:y="24.705cm">
          <text:p text:style-name="P2">blink</text:p>
        </draw:rect>
        <draw:path draw:style-name="gr10" draw:text-style-name="P1" draw:layer="layout" svg:width="14.787cm" svg:height="7.903cm" draw:transform="rotate (-0.447676953136461) translate (6.44374796285217cm 18.6149726558029cm)" svg:viewBox="0 0 14788 7904" svg:d="m13475 0c2333 0 846 1904 846 1904l-12447 6000-1874-1616 2027-1592">
          <text:p/>
        </draw:path>
        <draw:path draw:style-name="gr10" draw:text-style-name="P1" draw:layer="layout" svg:width="13.992cm" svg:height="5.703cm" draw:transform="rotate (-2.78973427638721) translate (20.6557144275876cm 25.7671688709019cm)" svg:viewBox="0 0 13993 5704" svg:d="m13264 5704c1736 0-173-1205-173-1205l-12253-4499-838 725 1209 1916">
          <text:p/>
        </draw:path>
        <draw:frame draw:style-name="gr5" draw:text-style-name="P3" draw:layer="layout" svg:width="0.697cm" svg:height="0.607cm" svg:x="12.508cm" svg:y="22.331cm">
          <draw:text-box>
            <text:p text:style-name="P3"><text:span text:style-name="T1">d</text:span></text:p>
          </draw:text-box>
        </draw:frame>
        <draw:line draw:style-name="gr1" draw:text-style-name="P1" draw:layer="layout" svg:x1="12.931cm" svg:y1="22.797cm" svg:x2="13.365cm" svg:y2="23.6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4-08T11:47:46</meta:creation-date>
    <dc:date>2011-04-09T11:43:35</dc:date>
    <dc:creator>James Plank</dc:creator>
    <meta:editing-duration>PT23H55M50S</meta:editing-duration>
    <meta:editing-cycles>7</meta:editing-cycles>
    <meta:generator>OpenOffice.org/3.3$Unix OpenOffice.org_project/330m20$Build-9567</meta:generator>
    <meta:document-statistic meta:object-count="582"/>
  </office:meta>
</office:document-meta>
</file>